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6.86pt"/>
    </style:style>
    <style:style style:name="co2" style:family="table-column">
      <style:table-column-properties fo:break-before="auto" style:column-width="213.31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64.29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45.01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356.85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5ca"/>
    </style:style>
  </office:automatic-styles>
  <office:body>
    <office:spreadsheet>
      <table:calculation-settings table:automatic-find-labels="false" table:use-regular-expressions="false" table:use-wildcards="true"/>
      <table:table table:name="apartmentsdotc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 office:value-type="string" calcext:value-type="string">
            <text:p>property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beds</text:p>
          </table:table-cell>
          <table:table-cell office:value-type="string" calcext:value-type="string">
            <text:p>baths</text:p>
          </table:table-cell>
          <table:table-cell office:value-type="string" calcext:value-type="string">
            <text:p>minrent</text:p>
          </table:table-cell>
          <table:table-cell office:value-type="string" calcext:value-type="string">
            <text:p>maxrent</text:p>
          </table:table-cell>
          <table:table-cell office:value-type="string" calcext:value-type="string">
            <text:p>mindeposit</text:p>
          </table:table-cell>
          <table:table-cell office:value-type="string" calcext:value-type="string">
            <text:p>maxdeposit</text:p>
          </table:table-cell>
          <table:table-cell office:value-type="string" calcext:value-type="string">
            <text:p>minsqft</text:p>
          </table:table-cell>
          <table:table-cell office:value-type="string" calcext:value-type="string">
            <text:p>maxsqft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url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/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729" calcext:value-type="float">
            <text:p>7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39" calcext:value-type="float">
            <text:p>6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707" calcext:value-type="float">
            <text:p>707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992" calcext:value-type="float">
            <text:p>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982" calcext:value-type="float">
            <text:p>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41" calcext:value-type="float">
            <text:p>1041</text:p>
          </table:table-cell>
          <table:table-cell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139" calcext:value-type="float">
            <text:p>11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231" calcext:value-type="float">
            <text:p>12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010" calcext:value-type="float">
            <text:p>1010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22" calcext:value-type="float">
            <text:p>5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65" calcext:value-type="float">
            <text:p>5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564" calcext:value-type="float">
            <text:p>564</text:p>
          </table:table-cell>
          <table:table-cell office:value-type="float" office:value="634" calcext:value-type="float">
            <text:p>6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603" calcext:value-type="float">
            <text:p>603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624" calcext:value-type="float">
            <text:p>624</text:p>
          </table:table-cell>
          <table:table-cell office:value-type="float" office:value="627" calcext:value-type="float">
            <text:p>6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667" calcext:value-type="float">
            <text:p>6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07" calcext:value-type="float">
            <text:p>707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725" calcext:value-type="float">
            <text:p>725</text:p>
          </table:table-cell>
          <table:table-cell office:value-type="float" office:value="806" calcext:value-type="float">
            <text:p>8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96" calcext:value-type="float">
            <text:p>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988" calcext:value-type="float">
            <text:p>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090" calcext:value-type="float">
            <text:p>10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61" calcext:value-type="float">
            <text:p>1061</text:p>
          </table:table-cell>
          <table:table-cell office:value-type="float" office:value="1175" calcext:value-type="float">
            <text:p>11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310" calcext:value-type="float">
            <text:p>1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61" calcext:value-type="float">
            <text:p>5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22" calcext:value-type="float">
            <text:p>7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680" calcext:value-type="float">
            <text:p>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683" calcext:value-type="float">
            <text:p>6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190" calcext:value-type="float">
            <text:p>1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784" calcext:value-type="float">
            <text:p>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080" calcext:value-type="float">
            <text:p>1080</text:p>
          </table:table-cell>
          <table:table-cell office:value-type="float" office:value="1115" calcext:value-type="float">
            <text:p>1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373" calcext:value-type="float">
            <text:p>13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110" calcext:value-type="float">
            <text:p>11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029" calcext:value-type="float">
            <text:p>1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165" calcext:value-type="float">
            <text:p>1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353" calcext:value-type="float">
            <text:p>1353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359" calcext:value-type="float">
            <text:p>13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Redmond Place</text:p>
          </table:table-cell>
          <table:table-cell office:value-type="string" calcext:value-type="string">
            <text:p>8935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redmond-place-redmond-wa/7122c6x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46" calcext:value-type="float">
            <text:p>7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26" calcext:value-type="float">
            <text:p>9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3" calcext:value-type="float">
            <text:p>10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74" calcext:value-type="float">
            <text:p>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93" calcext:value-type="float">
            <text:p>1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7" calcext:value-type="float">
            <text:p>11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3" calcext:value-type="float">
            <text:p>5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8" calcext:value-type="float">
            <text:p>6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3" calcext:value-type="float">
            <text:p>6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1" calcext:value-type="float">
            <text:p>1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95" calcext:value-type="float">
            <text:p>1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966" calcext:value-type="float">
            <text:p>9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17" calcext:value-type="float">
            <text:p>1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545" calcext:value-type="float">
            <text:p>5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542" calcext:value-type="float">
            <text:p>5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42" calcext:value-type="float">
            <text:p>6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963" calcext:value-type="float">
            <text:p>9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816" calcext:value-type="float">
            <text:p>8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506" calcext:value-type="float">
            <text:p>5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562" calcext:value-type="float">
            <text:p>5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651" calcext:value-type="float">
            <text:p>6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743" calcext:value-type="float">
            <text:p>7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403" calcext:value-type="float">
            <text:p>14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213" calcext:value-type="float">
            <text:p>12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292" calcext:value-type="float">
            <text:p>12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51" calcext:value-type="float">
            <text:p>11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133" calcext:value-type="float">
            <text:p>11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311" calcext:value-type="float">
            <text:p>13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919" calcext:value-type="float">
            <text:p>9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289" calcext:value-type="float">
            <text:p>12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64" calcext:value-type="float">
            <text:p>964</text:p>
          </table:table-cell>
          <table:table-cell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16" calcext:value-type="float">
            <text:p>616</text:p>
          </table:table-cell>
          <table:table-cell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603" calcext:value-type="float">
            <text:p>6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6" calcext:value-type="float">
            <text:p>776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93" calcext:value-type="float">
            <text:p>893</text:p>
          </table:table-cell>
          <table:table-cell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882" calcext:value-type="float">
            <text:p>8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10" calcext:value-type="float">
            <text:p>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75" calcext:value-type="float">
            <text:p>9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1263" calcext:value-type="float">
            <text:p>1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243" calcext:value-type="float">
            <text:p>12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989" calcext:value-type="float">
            <text:p>989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074" calcext:value-type="float">
            <text:p>1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117" calcext:value-type="float">
            <text:p>11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1395" calcext:value-type="float">
            <text:p>13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18" calcext:value-type="float">
            <text:p>10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60" calcext:value-type="float">
            <text:p>12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3" calcext:value-type="float">
            <text:p>7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8" calcext:value-type="float">
            <text:p>8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8" calcext:value-type="float">
            <text:p>8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1" calcext:value-type="float">
            <text:p>8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9" calcext:value-type="float">
            <text:p>9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20" calcext:value-type="float">
            <text:p>1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1" calcext:value-type="float">
            <text:p>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73" calcext:value-type="float">
            <text:p>6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9" calcext:value-type="float">
            <text:p>7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2" calcext:value-type="float">
            <text:p>1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79" calcext:value-type="float">
            <text:p>11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8" calcext:value-type="float">
            <text:p>7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99" calcext:value-type="float">
            <text:p>12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65" calcext:value-type="float">
            <text:p>12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67" calcext:value-type="float">
            <text:p>11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48" calcext:value-type="float">
            <text:p>1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37" calcext:value-type="float">
            <text:p>13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07" calcext:value-type="float">
            <text:p>23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7" calcext:value-type="float">
            <text:p>1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1" calcext:value-type="float">
            <text:p>1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006" calcext:value-type="float">
            <text:p>1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679" calcext:value-type="float">
            <text:p>6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830" calcext:value-type="float">
            <text:p>8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041" calcext:value-type="float">
            <text:p>10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201" calcext:value-type="float">
            <text:p>1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242" calcext:value-type="float">
            <text:p>12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304" calcext:value-type="float">
            <text:p>1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½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423" calcext:value-type="float">
            <text:p>14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½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745" calcext:value-type="float">
            <text:p>17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½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2066" calcext:value-type="float">
            <text:p>20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½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2" office:value-type="float" office:value="1962" calcext:value-type="float">
            <text:p>1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½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3013" calcext:value-type="float">
            <text:p>3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½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3481" calcext:value-type="float">
            <text:p>34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½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3666" calcext:value-type="float">
            <text:p>36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½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3923" calcext:value-type="float">
            <text:p>39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½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4115" calcext:value-type="float">
            <text:p>4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½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5898" calcext:value-type="float">
            <text:p>5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½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4207" calcext:value-type="float">
            <text:p>42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½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4797" calcext:value-type="float">
            <text:p>4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½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2" office:value-type="float" office:value="5796" calcext:value-type="float">
            <text:p>57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654" calcext:value-type="float">
            <text:p>6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056" calcext:value-type="float">
            <text:p>1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65" calcext:value-type="float">
            <text:p>10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71" calcext:value-type="float">
            <text:p>1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119" calcext:value-type="float">
            <text:p>1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652" calcext:value-type="float">
            <text:p>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772" calcext:value-type="float">
            <text:p>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995" calcext:value-type="float">
            <text:p>9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1270" calcext:value-type="float">
            <text:p>12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Regent at Bellevue Way</text:p>
          </table:table-cell>
          <table:table-cell office:value-type="string" calcext:value-type="string">
            <text:p>10600 NE 29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½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office:value-type="float" office:value="1370" calcext:value-type="float">
            <text:p>1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string" calcext:value-type="string">
            <text:p>Call for R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8" calcext:value-type="float">
            <text:p>9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½</text:p>
          </table:table-cell>
          <table:table-cell table:number-columns-repeated="2" office:value-type="float" office:value="7175" calcext:value-type="float">
            <text:p>7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½</text:p>
          </table:table-cell>
          <table:table-cell table:number-columns-repeated="2" office:value-type="float" office:value="7175" calcext:value-type="float">
            <text:p>7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53" calcext:value-type="float">
            <text:p>21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½</text:p>
          </table:table-cell>
          <table:table-cell table:number-columns-repeated="2" office:value-type="float" office:value="6925" calcext:value-type="float">
            <text:p>6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½</text:p>
          </table:table-cell>
          <table:table-cell table:number-columns-repeated="2" office:value-type="float" office:value="6925" calcext:value-type="float">
            <text:p>6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½</text:p>
          </table:table-cell>
          <table:table-cell table:number-columns-repeated="2" office:value-type="float" office:value="6852" calcext:value-type="float">
            <text:p>68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½</text:p>
          </table:table-cell>
          <table:table-cell office:value-type="float" office:value="6827" calcext:value-type="float">
            <text:p>6827</text:p>
          </table:table-cell>
          <table:table-cell office:value-type="float" office:value="6852" calcext:value-type="float">
            <text:p>68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½</text:p>
          </table:table-cell>
          <table:table-cell table:number-columns-repeated="2" office:value-type="float" office:value="6827" calcext:value-type="float">
            <text:p>6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87" calcext:value-type="float">
            <text:p>20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½</text:p>
          </table:table-cell>
          <table:table-cell table:number-columns-repeated="2" office:value-type="float" office:value="6651" calcext:value-type="float">
            <text:p>6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½</text:p>
          </table:table-cell>
          <table:table-cell table:number-columns-repeated="2" office:value-type="float" office:value="6651" calcext:value-type="float">
            <text:p>6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551" calcext:value-type="float">
            <text:p>55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366" calcext:value-type="float">
            <text:p>13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style-name="ce1"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551" calcext:value-type="float">
            <text:p>555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366" calcext:value-type="float">
            <text:p>13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style-name="ce1"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372" calcext:value-type="float">
            <text:p>53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333" calcext:value-type="float">
            <text:p>1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style-name="ce1"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372" calcext:value-type="float">
            <text:p>537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333" calcext:value-type="float">
            <text:p>133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style-name="ce1"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246" calcext:value-type="float">
            <text:p>52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246" calcext:value-type="float">
            <text:p>52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12" calcext:value-type="float">
            <text:p>13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188" calcext:value-type="float">
            <text:p>5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40" calcext:value-type="float">
            <text:p>1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style-name="ce1"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188" calcext:value-type="float">
            <text:p>518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40" calcext:value-type="float">
            <text:p>124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style-name="ce1"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27" calcext:value-type="float">
            <text:p>4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12" calcext:value-type="float">
            <text:p>4712</text:p>
          </table:table-cell>
          <table:table-cell office:value-type="float" office:value="4727" calcext:value-type="float">
            <text:p>4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12" calcext:value-type="float">
            <text:p>47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2" calcext:value-type="float">
            <text:p>1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693" calcext:value-type="float">
            <text:p>4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693" calcext:value-type="float">
            <text:p>46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60" calcext:value-type="float">
            <text:p>45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60" calcext:value-type="float">
            <text:p>45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490" calcext:value-type="float">
            <text:p>4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490" calcext:value-type="float">
            <text:p>4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325" calcext:value-type="float">
            <text:p>4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320" calcext:value-type="float">
            <text:p>43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375" calcext:value-type="float">
            <text:p>1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style-name="ce1"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4320" calcext:value-type="float">
            <text:p>43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375" calcext:value-type="float">
            <text:p>13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style-name="ce1"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283" calcext:value-type="float">
            <text:p>4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283" calcext:value-type="float">
            <text:p>4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283" calcext:value-type="float">
            <text:p>4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283" calcext:value-type="float">
            <text:p>4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225" calcext:value-type="float">
            <text:p>4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00" calcext:value-type="float">
            <text:p>4200</text:p>
          </table:table-cell>
          <table:table-cell office:value-type="float" office:value="4325" calcext:value-type="float">
            <text:p>4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200" calcext:value-type="float">
            <text:p>4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119" calcext:value-type="float">
            <text:p>4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050" calcext:value-type="float">
            <text:p>40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976" calcext:value-type="float">
            <text:p>39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11" calcext:value-type="float">
            <text:p>1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style-name="ce1"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966" calcext:value-type="float">
            <text:p>396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11" calcext:value-type="float">
            <text:p>1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style-name="ce1"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936" calcext:value-type="float">
            <text:p>3936</text:p>
          </table:table-cell>
          <table:table-cell table:style-name="ce1" office:value-type="float" office:value="3976" calcext:value-type="float">
            <text:p>397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11" calcext:value-type="float">
            <text:p>1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style-name="ce1"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936" calcext:value-type="float">
            <text:p>393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11" calcext:value-type="float">
            <text:p>121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25" calcext:value-type="float">
            <text:p>3925</text:p>
          </table:table-cell>
          <table:table-cell office:value-type="float" office:value="4119" calcext:value-type="float">
            <text:p>4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925" calcext:value-type="float">
            <text:p>39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58" calcext:value-type="float">
            <text:p>13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875" calcext:value-type="float">
            <text:p>3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775" calcext:value-type="float">
            <text:p>3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725" calcext:value-type="float">
            <text:p>3725</text:p>
          </table:table-cell>
          <table:table-cell office:value-type="float" office:value="3875" calcext:value-type="float">
            <text:p>3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725" calcext:value-type="float">
            <text:p>37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01" calcext:value-type="float">
            <text:p>13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650" calcext:value-type="float">
            <text:p>36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575" calcext:value-type="float">
            <text:p>3575</text:p>
          </table:table-cell>
          <table:table-cell office:value-type="float" office:value="3775" calcext:value-type="float">
            <text:p>37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2" calcext:value-type="float">
            <text:p>1112</text:p>
          </table:table-cell>
          <table:table-cell office:value-type="float" office:value="1118" calcext:value-type="float">
            <text:p>11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575" calcext:value-type="float">
            <text:p>3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415" calcext:value-type="float">
            <text:p>34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128" calcext:value-type="float">
            <text:p>1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style-name="ce1"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413" calcext:value-type="float">
            <text:p>34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405" calcext:value-type="float">
            <text:p>34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128" calcext:value-type="float">
            <text:p>1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style-name="ce1"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395" calcext:value-type="float">
            <text:p>3395</text:p>
          </table:table-cell>
          <table:table-cell table:style-name="ce1" office:value-type="float" office:value="3415" calcext:value-type="float">
            <text:p>341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128" calcext:value-type="float">
            <text:p>1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style-name="ce1"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3395" calcext:value-type="float">
            <text:p>33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128" calcext:value-type="float">
            <text:p>11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style-name="ce1"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" calcext:value-type="float">
            <text:p>3363</text:p>
          </table:table-cell>
          <table:table-cell office:value-type="float" office:value="3413" calcext:value-type="float">
            <text:p>3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3" calcext:value-type="float">
            <text:p>853</text:p>
          </table:table-cell>
          <table:table-cell office:value-type="float" office:value="876" calcext:value-type="float">
            <text:p>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363" calcext:value-type="float">
            <text:p>33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3" calcext:value-type="float">
            <text:p>8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360" calcext:value-type="float">
            <text:p>3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360" calcext:value-type="float">
            <text:p>3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295" calcext:value-type="float">
            <text:p>32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25" calcext:value-type="float">
            <text:p>11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270" calcext:value-type="float">
            <text:p>3270</text:p>
          </table:table-cell>
          <table:table-cell office:value-type="float" office:value="3420" calcext:value-type="float">
            <text:p>3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250" calcext:value-type="float">
            <text:p>3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233" calcext:value-type="float">
            <text:p>32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3225" calcext:value-type="float">
            <text:p>3225</text:p>
          </table:table-cell>
          <table:table-cell office:value-type="float" office:value="3250" calcext:value-type="float">
            <text:p>3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3225" calcext:value-type="float">
            <text:p>3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208" calcext:value-type="float">
            <text:p>3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99" calcext:value-type="float">
            <text:p>11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204" calcext:value-type="float">
            <text:p>3204</text:p>
          </table:table-cell>
          <table:table-cell office:value-type="float" office:value="3314" calcext:value-type="float">
            <text:p>33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204" calcext:value-type="float">
            <text:p>3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938" calcext:value-type="float">
            <text:p>19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Heron Flats &amp; Lofts</text:p>
          </table:table-cell>
          <table:table-cell table:style-name="ce1" office:value-type="string" calcext:value-type="string">
            <text:p>7662 159th Pl NE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195" calcext:value-type="float">
            <text:p>319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222" calcext:value-type="float">
            <text:p>122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heron-flats-lofts-redmond-wa/k7yx6pb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185" calcext:value-type="float">
            <text:p>3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185" calcext:value-type="float">
            <text:p>3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20" calcext:value-type="float">
            <text:p>1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83" calcext:value-type="float">
            <text:p>31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178" calcext:value-type="float">
            <text:p>317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199" calcext:value-type="float">
            <text:p>11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168" calcext:value-type="float">
            <text:p>3168</text:p>
          </table:table-cell>
          <table:table-cell table:style-name="ce1" office:value-type="float" office:value="3208" calcext:value-type="float">
            <text:p>320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199" calcext:value-type="float">
            <text:p>11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The Triangle</text:p>
          </table:table-cell>
          <table:table-cell table:style-name="ce1" office:value-type="string" calcext:value-type="string">
            <text:p>16450 Redmond Way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3168" calcext:value-type="float">
            <text:p>316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199" calcext:value-type="float">
            <text:p>119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33" calcext:value-type="float">
            <text:p>3133</text:p>
          </table:table-cell>
          <table:table-cell office:value-type="float" office:value="3233" calcext:value-type="float">
            <text:p>32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33" calcext:value-type="float">
            <text:p>31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The Carter</text:p>
          </table:table-cell>
          <table:table-cell table:style-name="ce1" office:value-type="string" calcext:value-type="string">
            <text:p>7508 159th Pl NE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130" calcext:value-type="float">
            <text:p>3130</text:p>
          </table:table-cell>
          <table:table-cell table:style-name="ce1" office:value-type="float" office:value="3810" calcext:value-type="float">
            <text:p>38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910" calcext:value-type="float">
            <text:p>9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table:style-name="ce1" office:value-type="string" calcext:value-type="string">
            <text:p>The Carter</text:p>
          </table:table-cell>
          <table:table-cell table:style-name="ce1" office:value-type="string" calcext:value-type="string">
            <text:p>7508 159th Pl NE, Redmond, WA, 98052</text:p>
          </table:table-cell>
          <table:table-cell table:style-name="ce1" office:value-type="string" calcext:value-type="string">
            <text:p>Redmond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3130" calcext:value-type="float">
            <text:p>3130</text:p>
          </table:table-cell>
          <table:table-cell table:style-name="ce1" office:value-type="float" office:value="3810" calcext:value-type="float">
            <text:p>38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910" calcext:value-type="float">
            <text:p>91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100" calcext:value-type="float">
            <text:p>3100</text:p>
          </table:table-cell>
          <table:table-cell office:value-type="float" office:value="3185" calcext:value-type="float">
            <text:p>3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32" calcext:value-type="float">
            <text:p>1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94" calcext:value-type="float">
            <text:p>30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68" calcext:value-type="float">
            <text:p>3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68" calcext:value-type="float">
            <text:p>3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26" calcext:value-type="float">
            <text:p>30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26" calcext:value-type="float">
            <text:p>30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22" calcext:value-type="float">
            <text:p>11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014" calcext:value-type="float">
            <text:p>30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3085" calcext:value-type="float">
            <text:p>30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0" calcext:value-type="float">
            <text:p>1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92" calcext:value-type="float">
            <text:p>2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92" calcext:value-type="float">
            <text:p>2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8" calcext:value-type="float">
            <text:p>1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86" calcext:value-type="float">
            <text:p>2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73" calcext:value-type="float">
            <text:p>2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66" calcext:value-type="float">
            <text:p>2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63" calcext:value-type="float">
            <text:p>29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62" calcext:value-type="float">
            <text:p>29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58" calcext:value-type="float">
            <text:p>29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58" calcext:value-type="float">
            <text:p>29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55" calcext:value-type="float">
            <text:p>29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48" calcext:value-type="float">
            <text:p>29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43" calcext:value-type="float">
            <text:p>29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Soma Towers</text:p>
          </table:table-cell>
          <table:table-cell table:style-name="ce1" office:value-type="string" calcext:value-type="string">
            <text:p>288 106th Ave NE, Bellevue, WA, 98004</text:p>
          </table:table-cell>
          <table:table-cell table:style-name="ce1" office:value-type="string" calcext:value-type="string">
            <text:p>Bellevu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930" calcext:value-type="float">
            <text:p>2930</text:p>
          </table:table-cell>
          <table:table-cell table:style-name="ce1" office:value-type="float" office:value="4155" calcext:value-type="float">
            <text:p>4155</text:p>
          </table:table-cell>
          <table:table-cell table:number-columns-repeated="2" table:style-name="ce1" office:value-type="float" office:value="650" calcext:value-type="float">
            <text:p>650</text:p>
          </table:table-cell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soma-towers-bellevue-wa/lclz02d/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19" calcext:value-type="float">
            <text:p>29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10" calcext:value-type="float">
            <text:p>29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08" calcext:value-type="float">
            <text:p>29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06" calcext:value-type="float">
            <text:p>2906</text:p>
          </table:table-cell>
          <table:table-cell office:value-type="float" office:value="3015" calcext:value-type="float">
            <text:p>3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06" calcext:value-type="float">
            <text:p>29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904" calcext:value-type="float">
            <text:p>2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903" calcext:value-type="float">
            <text:p>2903</text:p>
          </table:table-cell>
          <table:table-cell office:value-type="float" office:value="3094" calcext:value-type="float">
            <text:p>30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03" calcext:value-type="float">
            <text:p>29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6" calcext:value-type="float">
            <text:p>1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901" calcext:value-type="float">
            <text:p>2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94" calcext:value-type="float">
            <text:p>28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90" calcext:value-type="float">
            <text:p>2890</text:p>
          </table:table-cell>
          <table:table-cell office:value-type="float" office:value="2965" calcext:value-type="float">
            <text:p>29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89" calcext:value-type="float">
            <text:p>2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79" calcext:value-type="float">
            <text:p>2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71" calcext:value-type="float">
            <text:p>28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69" calcext:value-type="float">
            <text:p>2869</text:p>
          </table:table-cell>
          <table:table-cell office:value-type="float" office:value="2904" calcext:value-type="float">
            <text:p>2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69" calcext:value-type="float">
            <text:p>28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65" calcext:value-type="float">
            <text:p>28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60" calcext:value-type="float">
            <text:p>28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55" calcext:value-type="float">
            <text:p>28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53" calcext:value-type="float">
            <text:p>28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eron Flats &amp; Lofts</text:p>
          </table:table-cell>
          <table:table-cell office:value-type="string" calcext:value-type="string">
            <text:p>7662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50" calcext:value-type="float">
            <text:p>2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eron-flats-lofts-redmond-wa/k7yx6pb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43" calcext:value-type="float">
            <text:p>2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41" calcext:value-type="float">
            <text:p>2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39" calcext:value-type="float">
            <text:p>2839</text:p>
          </table:table-cell>
          <table:table-cell office:value-type="float" office:value="3073" calcext:value-type="float">
            <text:p>3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39" calcext:value-type="float">
            <text:p>28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9" calcext:value-type="float">
            <text:p>10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37" calcext:value-type="float">
            <text:p>28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33" calcext:value-type="float">
            <text:p>2833</text:p>
          </table:table-cell>
          <table:table-cell office:value-type="float" office:value="2853" calcext:value-type="float">
            <text:p>28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33" calcext:value-type="float">
            <text:p>28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3" calcext:value-type="float">
            <text:p>11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31" calcext:value-type="float">
            <text:p>28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830" calcext:value-type="float">
            <text:p>2830</text:p>
          </table:table-cell>
          <table:table-cell office:value-type="float" office:value="2950" calcext:value-type="float">
            <text:p>2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1" calcext:value-type="float">
            <text:p>11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 Central Square</text:p>
          </table:table-cell>
          <table:table-cell office:value-type="string" calcext:value-type="string">
            <text:p>10290 NE 12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25" calcext:value-type="float">
            <text:p>2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12-central-square-bellevue-wa/05hs1k1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25" calcext:value-type="float">
            <text:p>2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21" calcext:value-type="float">
            <text:p>2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815" calcext:value-type="float">
            <text:p>28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815" calcext:value-type="float">
            <text:p>28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73" calcext:value-type="float">
            <text:p>9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15" calcext:value-type="float">
            <text:p>28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13" calcext:value-type="float">
            <text:p>2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10" calcext:value-type="float">
            <text:p>28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07" calcext:value-type="float">
            <text:p>2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7" calcext:value-type="float">
            <text:p>847</text:p>
          </table:table-cell>
          <table:table-cell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07" calcext:value-type="float">
            <text:p>28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07" calcext:value-type="float">
            <text:p>28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47" calcext:value-type="float">
            <text:p>8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805" calcext:value-type="float">
            <text:p>28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800" calcext:value-type="float">
            <text:p>2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3" calcext:value-type="float">
            <text:p>1353</text:p>
          </table:table-cell>
          <table:table-cell office:value-type="float" office:value="1357" calcext:value-type="float">
            <text:p>13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98" calcext:value-type="float">
            <text:p>2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95" calcext:value-type="float">
            <text:p>2795</text:p>
          </table:table-cell>
          <table:table-cell office:value-type="float" office:value="2920" calcext:value-type="float">
            <text:p>2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95" calcext:value-type="float">
            <text:p>27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95" calcext:value-type="float">
            <text:p>2795</text:p>
          </table:table-cell>
          <table:table-cell office:value-type="float" office:value="2815" calcext:value-type="float">
            <text:p>28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795" calcext:value-type="float">
            <text:p>27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61" calcext:value-type="float">
            <text:p>8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90" calcext:value-type="float">
            <text:p>2790</text:p>
          </table:table-cell>
          <table:table-cell office:value-type="float" office:value="3789" calcext:value-type="float">
            <text:p>37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90" calcext:value-type="float">
            <text:p>2790</text:p>
          </table:table-cell>
          <table:table-cell office:value-type="float" office:value="3789" calcext:value-type="float">
            <text:p>37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66" calcext:value-type="float">
            <text:p>11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89" calcext:value-type="float">
            <text:p>27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87" calcext:value-type="float">
            <text:p>2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77" calcext:value-type="float">
            <text:p>27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77" calcext:value-type="float">
            <text:p>27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 Central Square</text:p>
          </table:table-cell>
          <table:table-cell office:value-type="string" calcext:value-type="string">
            <text:p>10290 NE 12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75" calcext:value-type="float">
            <text:p>2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12-central-square-bellevue-wa/05hs1k1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60" calcext:value-type="float">
            <text:p>27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48" calcext:value-type="float">
            <text:p>11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52" calcext:value-type="float">
            <text:p>27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 Central Square</text:p>
          </table:table-cell>
          <table:table-cell office:value-type="string" calcext:value-type="string">
            <text:p>10290 NE 12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50" calcext:value-type="float">
            <text:p>2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12-central-square-bellevue-wa/05hs1k1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50" calcext:value-type="float">
            <text:p>2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42" calcext:value-type="float">
            <text:p>27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742" calcext:value-type="float">
            <text:p>27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742" calcext:value-type="float">
            <text:p>27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32" calcext:value-type="float">
            <text:p>27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30" calcext:value-type="float">
            <text:p>2730</text:p>
          </table:table-cell>
          <table:table-cell office:value-type="float" office:value="2866" calcext:value-type="float">
            <text:p>28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30" calcext:value-type="float">
            <text:p>27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6" calcext:value-type="float">
            <text:p>10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27" calcext:value-type="float">
            <text:p>2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27" calcext:value-type="float">
            <text:p>2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 Central Square</text:p>
          </table:table-cell>
          <table:table-cell office:value-type="string" calcext:value-type="string">
            <text:p>10290 NE 12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25" calcext:value-type="float">
            <text:p>27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12-central-square-bellevue-wa/05hs1k1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22" calcext:value-type="float">
            <text:p>2722</text:p>
          </table:table-cell>
          <table:table-cell office:value-type="float" office:value="2787" calcext:value-type="float">
            <text:p>2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22" calcext:value-type="float">
            <text:p>27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The Regent at Bellevue Way</text:p>
          </table:table-cell>
          <table:table-cell table:style-name="ce1" office:value-type="string" calcext:value-type="string">
            <text:p>10600 NE 29th St, Bellevue, WA, 98004</text:p>
          </table:table-cell>
          <table:table-cell table:style-name="ce1" office:value-type="string" calcext:value-type="string">
            <text:p>Bellevue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2½</text:p>
          </table:table-cell>
          <table:table-cell table:number-columns-repeated="2" table:style-name="ce1" office:value-type="float" office:value="2720" calcext:value-type="float">
            <text:p>27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17" calcext:value-type="float">
            <text:p>2717</text:p>
          </table:table-cell>
          <table:table-cell office:value-type="float" office:value="2777" calcext:value-type="float">
            <text:p>27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17" calcext:value-type="float">
            <text:p>27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17" calcext:value-type="float">
            <text:p>27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17" calcext:value-type="float">
            <text:p>27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10" calcext:value-type="float">
            <text:p>27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07" calcext:value-type="float">
            <text:p>27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707" calcext:value-type="float">
            <text:p>27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03" calcext:value-type="float">
            <text:p>2703</text:p>
          </table:table-cell>
          <table:table-cell office:value-type="float" office:value="2962" calcext:value-type="float">
            <text:p>29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98" calcext:value-type="float">
            <text:p>2698</text:p>
          </table:table-cell>
          <table:table-cell office:value-type="float" office:value="2987" calcext:value-type="float">
            <text:p>2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698" calcext:value-type="float">
            <text:p>26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7" calcext:value-type="float">
            <text:p>10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98" calcext:value-type="float">
            <text:p>2698</text:p>
          </table:table-cell>
          <table:table-cell office:value-type="float" office:value="2803" calcext:value-type="float">
            <text:p>28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  <table:table-cell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698" calcext:value-type="float">
            <text:p>26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86" calcext:value-type="float">
            <text:p>13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97" calcext:value-type="float">
            <text:p>2697</text:p>
          </table:table-cell>
          <table:table-cell office:value-type="float" office:value="2727" calcext:value-type="float">
            <text:p>2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97" calcext:value-type="float">
            <text:p>2697</text:p>
          </table:table-cell>
          <table:table-cell office:value-type="float" office:value="2717" calcext:value-type="float">
            <text:p>27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697" calcext:value-type="float">
            <text:p>26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9" calcext:value-type="float">
            <text:p>1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697" calcext:value-type="float">
            <text:p>26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78" calcext:value-type="float">
            <text:p>107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 Central Square</text:p>
          </table:table-cell>
          <table:table-cell office:value-type="string" calcext:value-type="string">
            <text:p>10290 NE 12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95" calcext:value-type="float">
            <text:p>2695</text:p>
          </table:table-cell>
          <table:table-cell office:value-type="float" office:value="2825" calcext:value-type="float">
            <text:p>2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12-central-square-bellevue-wa/05hs1k1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 Central Square</text:p>
          </table:table-cell>
          <table:table-cell office:value-type="string" calcext:value-type="string">
            <text:p>10290 NE 12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695" calcext:value-type="float">
            <text:p>26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12-central-square-bellevue-wa/05hs1k1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685" calcext:value-type="float">
            <text:p>26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680" calcext:value-type="float">
            <text:p>2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office:value-type="float" office:value="1257" calcext:value-type="float">
            <text:p>12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671" calcext:value-type="float">
            <text:p>26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671" calcext:value-type="float">
            <text:p>26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Metro 112 Apartments</text:p>
          </table:table-cell>
          <table:table-cell table:style-name="ce1" office:value-type="string" calcext:value-type="string">
            <text:p>317 112th Ave NE, Bellevue, WA, 98004</text:p>
          </table:table-cell>
          <table:table-cell table:style-name="ce1" office:value-type="string" calcext:value-type="string">
            <text:p>Bellevue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2660" calcext:value-type="float">
            <text:p>2660</text:p>
          </table:table-cell>
          <table:table-cell table:style-name="ce1" office:value-type="float" office:value="2815" calcext:value-type="float">
            <text:p>2815</text:p>
          </table:table-cell>
          <table:table-cell table:number-columns-repeated="2" table:style-name="ce1" office:value-type="float" office:value="250" calcext:value-type="float">
            <text:p>250</text:p>
          </table:table-cell>
          <table:table-cell table:number-columns-repeated="2" table:style-name="ce1" office:value-type="float" office:value="1273" calcext:value-type="float">
            <text:p>127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60" calcext:value-type="float">
            <text:p>2660</text:p>
          </table:table-cell>
          <table:table-cell office:value-type="float" office:value="2815" calcext:value-type="float">
            <text:p>2815</text:p>
          </table:table-cell>
          <table:table-cell table:number-columns-repeated="2" office:value-type="float" office:value="250" calcext:value-type="float">
            <text:p>250</text:p>
          </table:table-cell>
          <table:table-cell table:number-columns-repeated="2"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655" calcext:value-type="float">
            <text:p>26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50" calcext:value-type="float">
            <text:p>26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650" calcext:value-type="float">
            <text:p>26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647" calcext:value-type="float">
            <text:p>2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645" calcext:value-type="float">
            <text:p>2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637" calcext:value-type="float">
            <text:p>2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5" calcext:value-type="float">
            <text:p>2635</text:p>
          </table:table-cell>
          <table:table-cell office:value-type="float" office:value="3570" calcext:value-type="float">
            <text:p>35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635" calcext:value-type="float">
            <text:p>26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27" calcext:value-type="float">
            <text:p>2627</text:p>
          </table:table-cell>
          <table:table-cell office:value-type="float" office:value="2647" calcext:value-type="float">
            <text:p>2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627" calcext:value-type="float">
            <text:p>26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622" calcext:value-type="float">
            <text:p>26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15" calcext:value-type="float">
            <text:p>2615</text:p>
          </table:table-cell>
          <table:table-cell office:value-type="float" office:value="4026" calcext:value-type="float">
            <text:p>40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15" calcext:value-type="float">
            <text:p>2615</text:p>
          </table:table-cell>
          <table:table-cell office:value-type="float" office:value="4026" calcext:value-type="float">
            <text:p>40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02" calcext:value-type="float">
            <text:p>13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15" calcext:value-type="float">
            <text:p>2615</text:p>
          </table:table-cell>
          <table:table-cell office:value-type="float" office:value="3125" calcext:value-type="float">
            <text:p>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15" calcext:value-type="float">
            <text:p>2615</text:p>
          </table:table-cell>
          <table:table-cell office:value-type="float" office:value="3125" calcext:value-type="float">
            <text:p>3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615" calcext:value-type="float">
            <text:p>26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08" calcext:value-type="float">
            <text:p>2608</text:p>
          </table:table-cell>
          <table:table-cell office:value-type="float" office:value="2926" calcext:value-type="float">
            <text:p>29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605" calcext:value-type="float">
            <text:p>26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 Central Square</text:p>
          </table:table-cell>
          <table:table-cell office:value-type="string" calcext:value-type="string">
            <text:p>10290 NE 12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12-central-square-bellevue-wa/05hs1k1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99" calcext:value-type="float">
            <text:p>25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eron Flats &amp; Lofts</text:p>
          </table:table-cell>
          <table:table-cell office:value-type="string" calcext:value-type="string">
            <text:p>7662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2850" calcext:value-type="float">
            <text:p>2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4" calcext:value-type="float">
            <text:p>634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eron-flats-lofts-redmond-wa/k7yx6pb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95" calcext:value-type="float">
            <text:p>2595</text:p>
          </table:table-cell>
          <table:table-cell office:value-type="float" office:value="2635" calcext:value-type="float">
            <text:p>26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95" calcext:value-type="float">
            <text:p>25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88" calcext:value-type="float">
            <text:p>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92" calcext:value-type="float">
            <text:p>25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92" calcext:value-type="float">
            <text:p>25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89" calcext:value-type="float">
            <text:p>2589</text:p>
          </table:table-cell>
          <table:table-cell office:value-type="float" office:value="2755" calcext:value-type="float">
            <text:p>2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89" calcext:value-type="float">
            <text:p>2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89" calcext:value-type="float">
            <text:p>2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79" calcext:value-type="float">
            <text:p>25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75" calcext:value-type="float">
            <text:p>2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1" calcext:value-type="float">
            <text:p>1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72" calcext:value-type="float">
            <text:p>25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69" calcext:value-type="float">
            <text:p>2569</text:p>
          </table:table-cell>
          <table:table-cell office:value-type="float" office:value="2825" calcext:value-type="float">
            <text:p>2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4" calcext:value-type="float">
            <text:p>9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69" calcext:value-type="float">
            <text:p>25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62" calcext:value-type="float">
            <text:p>25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3080" calcext:value-type="float">
            <text:p>3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60" calcext:value-type="float">
            <text:p>2560</text:p>
          </table:table-cell>
          <table:table-cell office:value-type="float" office:value="3080" calcext:value-type="float">
            <text:p>30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9" calcext:value-type="float">
            <text:p>2559</text:p>
          </table:table-cell>
          <table:table-cell office:value-type="float" office:value="2599" calcext:value-type="float">
            <text:p>25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59" calcext:value-type="float">
            <text:p>25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4" calcext:value-type="float">
            <text:p>8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58" calcext:value-type="float">
            <text:p>25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58" calcext:value-type="float">
            <text:p>25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1" calcext:value-type="float">
            <text:p>7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52" calcext:value-type="float">
            <text:p>2552</text:p>
          </table:table-cell>
          <table:table-cell office:value-type="float" office:value="2622" calcext:value-type="float">
            <text:p>26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52" calcext:value-type="float">
            <text:p>2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45" calcext:value-type="float">
            <text:p>2545</text:p>
          </table:table-cell>
          <table:table-cell office:value-type="float" office:value="3916" calcext:value-type="float">
            <text:p>3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45" calcext:value-type="float">
            <text:p>2545</text:p>
          </table:table-cell>
          <table:table-cell office:value-type="float" office:value="3916" calcext:value-type="float">
            <text:p>3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44" calcext:value-type="float">
            <text:p>25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37" calcext:value-type="float">
            <text:p>2537</text:p>
          </table:table-cell>
          <table:table-cell office:value-type="float" office:value="3092" calcext:value-type="float">
            <text:p>30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37" calcext:value-type="float">
            <text:p>2537</text:p>
          </table:table-cell>
          <table:table-cell office:value-type="float" office:value="3092" calcext:value-type="float">
            <text:p>30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35" calcext:value-type="float">
            <text:p>2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34" calcext:value-type="float">
            <text:p>2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34" calcext:value-type="float">
            <text:p>2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7" calcext:value-type="float">
            <text:p>5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34" calcext:value-type="float">
            <text:p>2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30" calcext:value-type="float">
            <text:p>2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60" calcext:value-type="float">
            <text:p>11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 Central Square</text:p>
          </table:table-cell>
          <table:table-cell office:value-type="string" calcext:value-type="string">
            <text:p>10290 NE 12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25" calcext:value-type="float">
            <text:p>2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12-central-square-bellevue-wa/05hs1k1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25" calcext:value-type="float">
            <text:p>2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25" calcext:value-type="float">
            <text:p>2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25" calcext:value-type="float">
            <text:p>2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1" calcext:value-type="float">
            <text:p>10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25" calcext:value-type="float">
            <text:p>2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20" calcext:value-type="float">
            <text:p>2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  <table:table-cell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17" calcext:value-type="float">
            <text:p>25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17" calcext:value-type="float">
            <text:p>25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7" calcext:value-type="float">
            <text:p>8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15" calcext:value-type="float">
            <text:p>2515</text:p>
          </table:table-cell>
          <table:table-cell office:value-type="float" office:value="2535" calcext:value-type="float">
            <text:p>2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515" calcext:value-type="float">
            <text:p>25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10" calcext:value-type="float">
            <text:p>25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510" calcext:value-type="float">
            <text:p>25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99" calcext:value-type="float">
            <text:p>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01" calcext:value-type="float">
            <text:p>2501</text:p>
          </table:table-cell>
          <table:table-cell office:value-type="float" office:value="3956" calcext:value-type="float">
            <text:p>39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01" calcext:value-type="float">
            <text:p>2501</text:p>
          </table:table-cell>
          <table:table-cell office:value-type="float" office:value="3956" calcext:value-type="float">
            <text:p>39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61" calcext:value-type="float">
            <text:p>1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87" calcext:value-type="float">
            <text:p>24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85" calcext:value-type="float">
            <text:p>24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85" calcext:value-type="float">
            <text:p>24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4" calcext:value-type="float">
            <text:p>8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77" calcext:value-type="float">
            <text:p>24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 Central Square</text:p>
          </table:table-cell>
          <table:table-cell office:value-type="string" calcext:value-type="string">
            <text:p>10290 NE 12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75" calcext:value-type="float">
            <text:p>2475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12-central-square-bellevue-wa/05hs1k1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 Central Square</text:p>
          </table:table-cell>
          <table:table-cell office:value-type="string" calcext:value-type="string">
            <text:p>10290 NE 12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475" calcext:value-type="float">
            <text:p>2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12-central-square-bellevue-wa/05hs1k1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 Central Square</text:p>
          </table:table-cell>
          <table:table-cell office:value-type="string" calcext:value-type="string">
            <text:p>10290 NE 12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475" calcext:value-type="float">
            <text:p>2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12-central-square-bellevue-wa/05hs1k1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74" calcext:value-type="float">
            <text:p>2474</text:p>
          </table:table-cell>
          <table:table-cell office:value-type="float" office:value="3819" calcext:value-type="float">
            <text:p>3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74" calcext:value-type="float">
            <text:p>2474</text:p>
          </table:table-cell>
          <table:table-cell office:value-type="float" office:value="3819" calcext:value-type="float">
            <text:p>3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tyScape Apartments</text:p>
          </table:table-cell>
          <table:table-cell office:value-type="string" calcext:value-type="string">
            <text:p>500-527 121st Pl, Bellevue, WA, 98005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70" calcext:value-type="float">
            <text:p>2470</text:p>
          </table:table-cell>
          <table:table-cell office:value-type="float" office:value="2600" calcext:value-type="float">
            <text:p>260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960" calcext:value-type="float">
            <text:p>960</text:p>
          </table:table-cell>
          <table:table-cell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scape-apartments-bellevue-wa/3nk6g5f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tyScape Apartments</text:p>
          </table:table-cell>
          <table:table-cell office:value-type="string" calcext:value-type="string">
            <text:p>500-527 121st Pl, Bellevue, WA, 98005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470" calcext:value-type="float">
            <text:p>247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970" calcext:value-type="float">
            <text:p>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scape-apartments-bellevue-wa/3nk6g5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57" calcext:value-type="float">
            <text:p>2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57" calcext:value-type="float">
            <text:p>2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55" calcext:value-type="float">
            <text:p>2455</text:p>
          </table:table-cell>
          <table:table-cell office:value-type="float" office:value="2510" calcext:value-type="float">
            <text:p>25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27" calcext:value-type="float">
            <text:p>1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47" calcext:value-type="float">
            <text:p>24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38" calcext:value-type="float">
            <text:p>2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38" calcext:value-type="float">
            <text:p>2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8" calcext:value-type="float">
            <text:p>8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37" calcext:value-type="float">
            <text:p>24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31" calcext:value-type="float">
            <text:p>24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31" calcext:value-type="float">
            <text:p>24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29" calcext:value-type="float">
            <text:p>2429</text:p>
          </table:table-cell>
          <table:table-cell office:value-type="float" office:value="3781" calcext:value-type="float">
            <text:p>37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27" calcext:value-type="float">
            <text:p>2427</text:p>
          </table:table-cell>
          <table:table-cell office:value-type="float" office:value="2487" calcext:value-type="float">
            <text:p>24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27" calcext:value-type="float">
            <text:p>24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Regent at Bellevue Way</text:p>
          </table:table-cell>
          <table:table-cell office:value-type="string" calcext:value-type="string">
            <text:p>10600 NE 29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425" calcext:value-type="float">
            <text:p>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19" calcext:value-type="float">
            <text:p>2419</text:p>
          </table:table-cell>
          <table:table-cell office:value-type="float" office:value="3744" calcext:value-type="float">
            <text:p>37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19" calcext:value-type="float">
            <text:p>2419</text:p>
          </table:table-cell>
          <table:table-cell office:value-type="float" office:value="3744" calcext:value-type="float">
            <text:p>37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39" calcext:value-type="float">
            <text:p>10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18" calcext:value-type="float">
            <text:p>24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13" calcext:value-type="float">
            <text:p>24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408" calcext:value-type="float">
            <text:p>24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2403" calcext:value-type="float">
            <text:p>2403</text:p>
          </table:table-cell>
          <table:table-cell office:value-type="float" office:value="2418" calcext:value-type="float">
            <text:p>2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office:value-type="float" office:value="653" calcext:value-type="float">
            <text:p>6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03" calcext:value-type="float">
            <text:p>2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401" calcext:value-type="float">
            <text:p>24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01" calcext:value-type="float">
            <text:p>2401</text:p>
          </table:table-cell>
          <table:table-cell office:value-type="float" office:value="2511" calcext:value-type="float">
            <text:p>2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401" calcext:value-type="float">
            <text:p>24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0" calcext:value-type="float">
            <text:p>1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98" calcext:value-type="float">
            <text:p>23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 Central Square</text:p>
          </table:table-cell>
          <table:table-cell office:value-type="string" calcext:value-type="string">
            <text:p>10290 NE 12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395" calcext:value-type="float">
            <text:p>23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12-central-square-bellevue-wa/05hs1k1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88" calcext:value-type="float">
            <text:p>2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84" calcext:value-type="float">
            <text:p>23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8" calcext:value-type="float">
            <text:p>2378</text:p>
          </table:table-cell>
          <table:table-cell office:value-type="float" office:value="2418" calcext:value-type="float">
            <text:p>24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78" calcext:value-type="float">
            <text:p>2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78" calcext:value-type="float">
            <text:p>2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78" calcext:value-type="float">
            <text:p>2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74" calcext:value-type="float">
            <text:p>2374</text:p>
          </table:table-cell>
          <table:table-cell office:value-type="float" office:value="2544" calcext:value-type="float">
            <text:p>25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74" calcext:value-type="float">
            <text:p>23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7" calcext:value-type="float">
            <text:p>7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71" calcext:value-type="float">
            <text:p>2371</text:p>
          </table:table-cell>
          <table:table-cell office:value-type="float" office:value="2481" calcext:value-type="float">
            <text:p>24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  <table:table-cell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371" calcext:value-type="float">
            <text:p>23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38" calcext:value-type="float">
            <text:p>11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62" calcext:value-type="float">
            <text:p>23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Bravern</text:p>
          </table:table-cell>
          <table:table-cell office:value-type="string" calcext:value-type="string">
            <text:p>68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62" calcext:value-type="float">
            <text:p>23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2" calcext:value-type="float">
            <text:p>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bravern-bellevue-wa/r62km4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51" calcext:value-type="float">
            <text:p>2351</text:p>
          </table:table-cell>
          <table:table-cell office:value-type="float" office:value="2401" calcext:value-type="float">
            <text:p>24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51" calcext:value-type="float">
            <text:p>2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 Central Square</text:p>
          </table:table-cell>
          <table:table-cell office:value-type="string" calcext:value-type="string">
            <text:p>10290 NE 12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25" calcext:value-type="float">
            <text:p>2325</text:p>
          </table:table-cell>
          <table:table-cell office:value-type="float" office:value="2775" calcext:value-type="float">
            <text:p>2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12-central-square-bellevue-wa/05hs1k1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2 Central Square</text:p>
          </table:table-cell>
          <table:table-cell office:value-type="string" calcext:value-type="string">
            <text:p>10290 NE 12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325" calcext:value-type="float">
            <text:p>2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12-central-square-bellevue-wa/05hs1k1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24" calcext:value-type="float">
            <text:p>2324</text:p>
          </table:table-cell>
          <table:table-cell office:value-type="float" office:value="3781" calcext:value-type="float">
            <text:p>37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24" calcext:value-type="float">
            <text:p>2324</text:p>
          </table:table-cell>
          <table:table-cell office:value-type="float" office:value="3673" calcext:value-type="float">
            <text:p>36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17" calcext:value-type="float">
            <text:p>23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301" calcext:value-type="float">
            <text:p>23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Scape Apartments</text:p>
          </table:table-cell>
          <table:table-cell office:value-type="string" calcext:value-type="string">
            <text:p>500-527 121st Pl, Bellevue, WA, 98005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00" calcext:value-type="float">
            <text:p>2300</text:p>
          </table:table-cell>
          <table:table-cell office:value-type="float" office:value="2550" calcext:value-type="float">
            <text:p>255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962" calcext:value-type="float">
            <text:p>9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scape-apartments-bellevue-wa/3nk6g5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91" calcext:value-type="float">
            <text:p>22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85" calcext:value-type="float">
            <text:p>2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office:value-type="float" office:value="3570" calcext:value-type="float">
            <text:p>35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3" calcext:value-type="float">
            <text:p>773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85" calcext:value-type="float">
            <text:p>2285</text:p>
          </table:table-cell>
          <table:table-cell office:value-type="float" office:value="3325" calcext:value-type="float">
            <text:p>3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83" calcext:value-type="float">
            <text:p>2283</text:p>
          </table:table-cell>
          <table:table-cell office:value-type="float" office:value="8805" calcext:value-type="float">
            <text:p>88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82" calcext:value-type="float">
            <text:p>22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81" calcext:value-type="float">
            <text:p>22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Regent at Bellevue Way</text:p>
          </table:table-cell>
          <table:table-cell office:value-type="string" calcext:value-type="string">
            <text:p>10600 NE 29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80" calcext:value-type="float">
            <text:p>2280</text:p>
          </table:table-cell>
          <table:table-cell office:value-type="float" office:value="2425" calcext:value-type="float">
            <text:p>2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5" calcext:value-type="float">
            <text:p>1325</text:p>
          </table:table-cell>
          <table:table-cell office:value-type="float" office:value="1501" calcext:value-type="float">
            <text:p>15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80" calcext:value-type="float">
            <text:p>2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79" calcext:value-type="float">
            <text:p>2279</text:p>
          </table:table-cell>
          <table:table-cell office:value-type="float" office:value="2384" calcext:value-type="float">
            <text:p>2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8" calcext:value-type="float">
            <text:p>1108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79" calcext:value-type="float">
            <text:p>22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08" calcext:value-type="float">
            <text:p>11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72" calcext:value-type="float">
            <text:p>22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1" calcext:value-type="float">
            <text:p>2271</text:p>
          </table:table-cell>
          <table:table-cell office:value-type="float" office:value="2301" calcext:value-type="float">
            <text:p>23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71" calcext:value-type="float">
            <text:p>22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1" calcext:value-type="float">
            <text:p>7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70" calcext:value-type="float">
            <text:p>22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93" calcext:value-type="float">
            <text:p>10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65" calcext:value-type="float">
            <text:p>2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62" calcext:value-type="float">
            <text:p>22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Redmond Place</text:p>
          </table:table-cell>
          <table:table-cell office:value-type="string" calcext:value-type="string">
            <text:p>8935 160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60" calcext:value-type="float">
            <text:p>2260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redmond-place-redmond-wa/7122c6x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60" calcext:value-type="float">
            <text:p>2260</text:p>
          </table:table-cell>
          <table:table-cell office:value-type="float" office:value="2690" calcext:value-type="float">
            <text:p>2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60" calcext:value-type="float">
            <text:p>2260</text:p>
          </table:table-cell>
          <table:table-cell office:value-type="float" office:value="2690" calcext:value-type="float">
            <text:p>26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0" calcext:value-type="float">
            <text:p>870</text:p>
          </table:table-cell>
          <table:table-cell office:value-type="float" office:value="955" calcext:value-type="float">
            <text:p>9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59" calcext:value-type="float">
            <text:p>2259</text:p>
          </table:table-cell>
          <table:table-cell office:value-type="float" office:value="3494" calcext:value-type="float">
            <text:p>34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59" calcext:value-type="float">
            <text:p>2259</text:p>
          </table:table-cell>
          <table:table-cell office:value-type="float" office:value="3494" calcext:value-type="float">
            <text:p>34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77" calcext:value-type="float">
            <text:p>9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52" calcext:value-type="float">
            <text:p>2252</text:p>
          </table:table-cell>
          <table:table-cell office:value-type="float" office:value="2317" calcext:value-type="float">
            <text:p>23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52" calcext:value-type="float">
            <text:p>2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51" calcext:value-type="float">
            <text:p>2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45" calcext:value-type="float">
            <text:p>22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41" calcext:value-type="float">
            <text:p>22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40" calcext:value-type="float">
            <text:p>2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36" calcext:value-type="float">
            <text:p>22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35" calcext:value-type="float">
            <text:p>2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31" calcext:value-type="float">
            <text:p>2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28" calcext:value-type="float">
            <text:p>22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28" calcext:value-type="float">
            <text:p>22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41" calcext:value-type="float">
            <text:p>7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Regent at Bellevue Way</text:p>
          </table:table-cell>
          <table:table-cell office:value-type="string" calcext:value-type="string">
            <text:p>10600 NE 29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222" calcext:value-type="float">
            <text:p>22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21" calcext:value-type="float">
            <text:p>2221</text:p>
          </table:table-cell>
          <table:table-cell office:value-type="float" office:value="2251" calcext:value-type="float">
            <text:p>2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21" calcext:value-type="float">
            <text:p>2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20" calcext:value-type="float">
            <text:p>2220</text:p>
          </table:table-cell>
          <table:table-cell office:value-type="float" office:value="2240" calcext:value-type="float">
            <text:p>2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 office:value-type="float" office:value="946" calcext:value-type="float">
            <text:p>9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20" calcext:value-type="float">
            <text:p>2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17" calcext:value-type="float">
            <text:p>22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17" calcext:value-type="float">
            <text:p>22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13" calcext:value-type="float">
            <text:p>2213</text:p>
          </table:table-cell>
          <table:table-cell office:value-type="float" office:value="10946" calcext:value-type="float">
            <text:p>109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  <table:table-cell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13" calcext:value-type="float">
            <text:p>2213</text:p>
          </table:table-cell>
          <table:table-cell office:value-type="float" office:value="10946" calcext:value-type="float">
            <text:p>109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09" calcext:value-type="float">
            <text:p>2209</text:p>
          </table:table-cell>
          <table:table-cell office:value-type="float" office:value="3416" calcext:value-type="float">
            <text:p>34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09" calcext:value-type="float">
            <text:p>2209</text:p>
          </table:table-cell>
          <table:table-cell office:value-type="float" office:value="3416" calcext:value-type="float">
            <text:p>34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07" calcext:value-type="float">
            <text:p>2207</text:p>
          </table:table-cell>
          <table:table-cell office:value-type="float" office:value="2297" calcext:value-type="float">
            <text:p>22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07" calcext:value-type="float">
            <text:p>22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Redmond Place</text:p>
          </table:table-cell>
          <table:table-cell office:value-type="string" calcext:value-type="string">
            <text:p>8935 160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205" calcext:value-type="float">
            <text:p>2205</text:p>
          </table:table-cell>
          <table:table-cell office:value-type="float" office:value="2225" calcext:value-type="float">
            <text:p>2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redmond-place-redmond-wa/7122c6x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02" calcext:value-type="float">
            <text:p>22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200" calcext:value-type="float">
            <text:p>2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197" calcext:value-type="float">
            <text:p>2197</text:p>
          </table:table-cell>
          <table:table-cell office:value-type="float" office:value="5869" calcext:value-type="float">
            <text:p>58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197" calcext:value-type="float">
            <text:p>2197</text:p>
          </table:table-cell>
          <table:table-cell office:value-type="float" office:value="5869" calcext:value-type="float">
            <text:p>58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92" calcext:value-type="float">
            <text:p>2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190" calcext:value-type="float">
            <text:p>2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190" calcext:value-type="float">
            <text:p>2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90" calcext:value-type="float">
            <text:p>2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85" calcext:value-type="float">
            <text:p>2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80" calcext:value-type="float">
            <text:p>2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75" calcext:value-type="float">
            <text:p>2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75" calcext:value-type="float">
            <text:p>2175</text:p>
          </table:table-cell>
          <table:table-cell office:value-type="float" office:value="2245" calcext:value-type="float">
            <text:p>22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75" calcext:value-type="float">
            <text:p>2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9" calcext:value-type="float">
            <text:p>6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72" calcext:value-type="float">
            <text:p>2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65" calcext:value-type="float">
            <text:p>2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62" calcext:value-type="float">
            <text:p>2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0" calcext:value-type="float">
            <text:p>2160</text:p>
          </table:table-cell>
          <table:table-cell office:value-type="float" office:value="2270" calcext:value-type="float">
            <text:p>22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160" calcext:value-type="float">
            <text:p>2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0" calcext:value-type="float">
            <text:p>2160</text:p>
          </table:table-cell>
          <table:table-cell office:value-type="float" office:value="2290" calcext:value-type="float">
            <text:p>2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9" calcext:value-type="float">
            <text:p>2159</text:p>
          </table:table-cell>
          <table:table-cell office:value-type="float" office:value="5778" calcext:value-type="float">
            <text:p>57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5" calcext:value-type="float">
            <text:p>715</text:p>
          </table:table-cell>
          <table:table-cell office:value-type="float" office:value="739" calcext:value-type="float">
            <text:p>7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9" calcext:value-type="float">
            <text:p>2159</text:p>
          </table:table-cell>
          <table:table-cell office:value-type="float" office:value="5778" calcext:value-type="float">
            <text:p>57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7" calcext:value-type="float">
            <text:p>2157</text:p>
          </table:table-cell>
          <table:table-cell office:value-type="float" office:value="2252" calcext:value-type="float">
            <text:p>2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7" calcext:value-type="float">
            <text:p>2157</text:p>
          </table:table-cell>
          <table:table-cell office:value-type="float" office:value="2252" calcext:value-type="float">
            <text:p>2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7" calcext:value-type="float">
            <text:p>2157</text:p>
          </table:table-cell>
          <table:table-cell office:value-type="float" office:value="2252" calcext:value-type="float">
            <text:p>2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Redmond Place</text:p>
          </table:table-cell>
          <table:table-cell office:value-type="string" calcext:value-type="string">
            <text:p>8935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56" calcext:value-type="float">
            <text:p>2156</text:p>
          </table:table-cell>
          <table:table-cell office:value-type="float" office:value="2255" calcext:value-type="float">
            <text:p>2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redmond-place-redmond-wa/7122c6x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55" calcext:value-type="float">
            <text:p>2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54" calcext:value-type="float">
            <text:p>2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54" calcext:value-type="float">
            <text:p>2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52" calcext:value-type="float">
            <text:p>2152</text:p>
          </table:table-cell>
          <table:table-cell office:value-type="float" office:value="2202" calcext:value-type="float">
            <text:p>22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52" calcext:value-type="float">
            <text:p>2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1" calcext:value-type="float">
            <text:p>6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50" calcext:value-type="float">
            <text:p>21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54" calcext:value-type="float">
            <text:p>9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45" calcext:value-type="float">
            <text:p>2145</text:p>
          </table:table-cell>
          <table:table-cell office:value-type="float" office:value="2230" calcext:value-type="float">
            <text:p>2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1" calcext:value-type="float">
            <text:p>681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35" calcext:value-type="float">
            <text:p>2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35" calcext:value-type="float">
            <text:p>2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30" calcext:value-type="float">
            <text:p>2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28" calcext:value-type="float">
            <text:p>2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28" calcext:value-type="float">
            <text:p>2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26" calcext:value-type="float">
            <text:p>2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25" calcext:value-type="float">
            <text:p>2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21" calcext:value-type="float">
            <text:p>21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21" calcext:value-type="float">
            <text:p>21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21" calcext:value-type="float">
            <text:p>21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2" calcext:value-type="float">
            <text:p>7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17" calcext:value-type="float">
            <text:p>2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16" calcext:value-type="float">
            <text:p>2116</text:p>
          </table:table-cell>
          <table:table-cell office:value-type="float" office:value="2118" calcext:value-type="float">
            <text:p>2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16" calcext:value-type="float">
            <text:p>2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16" calcext:value-type="float">
            <text:p>21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5" calcext:value-type="float">
            <text:p>7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15" calcext:value-type="float">
            <text:p>2115</text:p>
          </table:table-cell>
          <table:table-cell office:value-type="float" office:value="2135" calcext:value-type="float">
            <text:p>2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15" calcext:value-type="float">
            <text:p>2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Redmond Place</text:p>
          </table:table-cell>
          <table:table-cell office:value-type="string" calcext:value-type="string">
            <text:p>8935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110" calcext:value-type="float">
            <text:p>21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redmond-place-redmond-wa/7122c6x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oma Towers</text:p>
          </table:table-cell>
          <table:table-cell office:value-type="string" calcext:value-type="string">
            <text:p>288 106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10" calcext:value-type="float">
            <text:p>2110</text:p>
          </table:table-cell>
          <table:table-cell office:value-type="float" office:value="3040" calcext:value-type="float">
            <text:p>3040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560" calcext:value-type="float">
            <text:p>56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soma-towers-bellevue-wa/lclz02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09" calcext:value-type="float">
            <text:p>21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06" calcext:value-type="float">
            <text:p>21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05" calcext:value-type="float">
            <text:p>2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 office:value-type="float" office:value="2985" calcext:value-type="float">
            <text:p>29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03" calcext:value-type="float">
            <text:p>2103</text:p>
          </table:table-cell>
          <table:table-cell office:value-type="float" office:value="2985" calcext:value-type="float">
            <text:p>29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101" calcext:value-type="float">
            <text:p>2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8" calcext:value-type="float">
            <text:p>2098</text:p>
          </table:table-cell>
          <table:table-cell office:value-type="float" office:value="3251" calcext:value-type="float">
            <text:p>3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8" calcext:value-type="float">
            <text:p>2098</text:p>
          </table:table-cell>
          <table:table-cell office:value-type="float" office:value="3251" calcext:value-type="float">
            <text:p>3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95" calcext:value-type="float">
            <text:p>2095</text:p>
          </table:table-cell>
          <table:table-cell office:value-type="float" office:value="2135" calcext:value-type="float">
            <text:p>2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95" calcext:value-type="float">
            <text:p>2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94" calcext:value-type="float">
            <text:p>20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89" calcext:value-type="float">
            <text:p>20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88" calcext:value-type="float">
            <text:p>2088</text:p>
          </table:table-cell>
          <table:table-cell office:value-type="float" office:value="2163" calcext:value-type="float">
            <text:p>2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84" calcext:value-type="float">
            <text:p>20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81" calcext:value-type="float">
            <text:p>20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77" calcext:value-type="float">
            <text:p>2077</text:p>
          </table:table-cell>
          <table:table-cell office:value-type="float" office:value="2146" calcext:value-type="float">
            <text:p>21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6" calcext:value-type="float">
            <text:p>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74" calcext:value-type="float">
            <text:p>2074</text:p>
          </table:table-cell>
          <table:table-cell office:value-type="float" office:value="2114" calcext:value-type="float">
            <text:p>21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74" calcext:value-type="float">
            <text:p>20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069" calcext:value-type="float">
            <text:p>20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7" calcext:value-type="float">
            <text:p>2057</text:p>
          </table:table-cell>
          <table:table-cell office:value-type="float" office:value="5569" calcext:value-type="float">
            <text:p>55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57" calcext:value-type="float">
            <text:p>2057</text:p>
          </table:table-cell>
          <table:table-cell office:value-type="float" office:value="5569" calcext:value-type="float">
            <text:p>55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50" calcext:value-type="float">
            <text:p>20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46" calcext:value-type="float">
            <text:p>20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45" calcext:value-type="float">
            <text:p>2045</text:p>
          </table:table-cell>
          <table:table-cell office:value-type="float" office:value="2153" calcext:value-type="float">
            <text:p>2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41" calcext:value-type="float">
            <text:p>20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40" calcext:value-type="float">
            <text:p>20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37" calcext:value-type="float">
            <text:p>2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33" calcext:value-type="float">
            <text:p>2033</text:p>
          </table:table-cell>
          <table:table-cell office:value-type="float" office:value="2427" calcext:value-type="float">
            <text:p>24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33" calcext:value-type="float">
            <text:p>20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33" calcext:value-type="float">
            <text:p>2033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33" calcext:value-type="float">
            <text:p>2033</text:p>
          </table:table-cell>
          <table:table-cell office:value-type="float" office:value="2886" calcext:value-type="float">
            <text:p>28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Regent at Bellevue Way</text:p>
          </table:table-cell>
          <table:table-cell office:value-type="string" calcext:value-type="string">
            <text:p>10600 NE 29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2032" calcext:value-type="float">
            <text:p>20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28" calcext:value-type="float">
            <text:p>20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27" calcext:value-type="float">
            <text:p>20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17" calcext:value-type="float">
            <text:p>20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8" calcext:value-type="float">
            <text:p>838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9" calcext:value-type="float">
            <text:p>2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90" calcext:value-type="float">
            <text:p>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2100" calcext:value-type="float">
            <text:p>2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4" calcext:value-type="float">
            <text:p>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831" calcext:value-type="float">
            <text:p>28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7" calcext:value-type="float">
            <text:p>1997</text:p>
          </table:table-cell>
          <table:table-cell office:value-type="float" office:value="2037" calcext:value-type="float">
            <text:p>20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office:value-type="float" office:value="2145" calcext:value-type="float">
            <text:p>2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9" calcext:value-type="float">
            <text:p>5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5" calcext:value-type="float">
            <text:p>1995</text:p>
          </table:table-cell>
          <table:table-cell office:value-type="float" office:value="2070" calcext:value-type="float">
            <text:p>20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2076" calcext:value-type="float">
            <text:p>2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833" calcext:value-type="float">
            <text:p>8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eloton</text:p>
          </table:table-cell>
          <table:table-cell office:value-type="string" calcext:value-type="string">
            <text:p>7435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eloton-redmond-wa/lry52te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eloton</text:p>
          </table:table-cell>
          <table:table-cell office:value-type="string" calcext:value-type="string">
            <text:p>7435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eloton-redmond-wa/lry52te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91" calcext:value-type="float">
            <text:p>1991</text:p>
          </table:table-cell>
          <table:table-cell office:value-type="float" office:value="2081" calcext:value-type="float">
            <text:p>20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91" calcext:value-type="float">
            <text:p>19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86" calcext:value-type="float">
            <text:p>19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974" calcext:value-type="float">
            <text:p>19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70" calcext:value-type="float">
            <text:p>19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73" calcext:value-type="float">
            <text:p>8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Scape Apartments</text:p>
          </table:table-cell>
          <table:table-cell office:value-type="string" calcext:value-type="string">
            <text:p>500-527 121st Pl, Bellevue, WA, 98005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70" calcext:value-type="float">
            <text:p>1970</text:p>
          </table:table-cell>
          <table:table-cell office:value-type="float" office:value="2050" calcext:value-type="float">
            <text:p>20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scape-apartments-bellevue-wa/3nk6g5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Scape Apartments</text:p>
          </table:table-cell>
          <table:table-cell office:value-type="string" calcext:value-type="string">
            <text:p>500-527 121st Pl, Bellevue, WA, 98005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70" calcext:value-type="float">
            <text:p>1970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scape-apartments-bellevue-wa/3nk6g5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66" calcext:value-type="float">
            <text:p>1966</text:p>
          </table:table-cell>
          <table:table-cell office:value-type="float" office:value="2028" calcext:value-type="float">
            <text:p>20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66" calcext:value-type="float">
            <text:p>1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2" calcext:value-type="float">
            <text:p>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964" calcext:value-type="float">
            <text:p>19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62" calcext:value-type="float">
            <text:p>1962</text:p>
          </table:table-cell>
          <table:table-cell office:value-type="float" office:value="2251" calcext:value-type="float">
            <text:p>2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61" calcext:value-type="float">
            <text:p>1961</text:p>
          </table:table-cell>
          <table:table-cell office:value-type="float" office:value="2104" calcext:value-type="float">
            <text:p>2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61" calcext:value-type="float">
            <text:p>1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65" calcext:value-type="float">
            <text:p>8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61" calcext:value-type="float">
            <text:p>1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61" calcext:value-type="float">
            <text:p>1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5" calcext:value-type="float">
            <text:p>1955</text:p>
          </table:table-cell>
          <table:table-cell office:value-type="float" office:value="2966" calcext:value-type="float">
            <text:p>2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5" calcext:value-type="float">
            <text:p>1955</text:p>
          </table:table-cell>
          <table:table-cell office:value-type="float" office:value="2966" calcext:value-type="float">
            <text:p>2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5" calcext:value-type="float">
            <text:p>1955</text:p>
          </table:table-cell>
          <table:table-cell office:value-type="float" office:value="2220" calcext:value-type="float">
            <text:p>2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55" calcext:value-type="float">
            <text:p>1955</text:p>
          </table:table-cell>
          <table:table-cell office:value-type="float" office:value="2220" calcext:value-type="float">
            <text:p>2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1" calcext:value-type="float">
            <text:p>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53" calcext:value-type="float">
            <text:p>1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53" calcext:value-type="float">
            <text:p>19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71" calcext:value-type="float">
            <text:p>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51" calcext:value-type="float">
            <text:p>1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eloton</text:p>
          </table:table-cell>
          <table:table-cell office:value-type="string" calcext:value-type="string">
            <text:p>7435 159th Pl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41" calcext:value-type="float">
            <text:p>19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49" calcext:value-type="float">
            <text:p>8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eloton-redmond-wa/lry52te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41" calcext:value-type="float">
            <text:p>19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40" calcext:value-type="float">
            <text:p>19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35" calcext:value-type="float">
            <text:p>1935</text:p>
          </table:table-cell>
          <table:table-cell office:value-type="float" office:value="1955" calcext:value-type="float">
            <text:p>19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7" calcext:value-type="float">
            <text:p>6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Regent at Bellevue Way</text:p>
          </table:table-cell>
          <table:table-cell office:value-type="string" calcext:value-type="string">
            <text:p>10600 NE 29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office:value-type="float" office:value="1932" calcext:value-type="float">
            <text:p>1932</text:p>
          </table:table-cell>
          <table:table-cell office:value-type="float" office:value="2222" calcext:value-type="float">
            <text:p>22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 Regent at Bellevue Way</text:p>
          </table:table-cell>
          <table:table-cell office:value-type="string" calcext:value-type="string">
            <text:p>10600 NE 29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932" calcext:value-type="float">
            <text:p>19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31" calcext:value-type="float">
            <text:p>1931</text:p>
          </table:table-cell>
          <table:table-cell office:value-type="float" office:value="1971" calcext:value-type="float">
            <text:p>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31" calcext:value-type="float">
            <text:p>19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6" calcext:value-type="float">
            <text:p>6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30" calcext:value-type="float">
            <text:p>19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29" calcext:value-type="float">
            <text:p>19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922" calcext:value-type="float">
            <text:p>1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s://www.apartments.com/piedmont-bellevue-wa/8c6pwz2/" xlink:type="simple">https://www.apartments.com/piedmont-bellevue-wa/8c6pwz2/</text:a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922" calcext:value-type="float">
            <text:p>19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30" calcext:value-type="float">
            <text:p>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eloton</text:p>
          </table:table-cell>
          <table:table-cell office:value-type="string" calcext:value-type="string">
            <text:p>7435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921" calcext:value-type="float">
            <text:p>19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eloton-redmond-wa/lry52te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21" calcext:value-type="float">
            <text:p>1921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office:value-type="float" office:value="824" calcext:value-type="float">
            <text:p>8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21" calcext:value-type="float">
            <text:p>19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19" calcext:value-type="float">
            <text:p>19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910" calcext:value-type="float">
            <text:p>191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9" calcext:value-type="float">
            <text:p>1909</text:p>
          </table:table-cell>
          <table:table-cell office:value-type="float" office:value="1929" calcext:value-type="float">
            <text:p>19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09" calcext:value-type="float">
            <text:p>1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07" calcext:value-type="float">
            <text:p>1907</text:p>
          </table:table-cell>
          <table:table-cell office:value-type="float" office:value="1997" calcext:value-type="float">
            <text:p>1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8" calcext:value-type="float">
            <text:p>738</text:p>
          </table:table-cell>
          <table:table-cell office:value-type="float" office:value="807" calcext:value-type="float">
            <text:p>8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07" calcext:value-type="float">
            <text:p>1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8" calcext:value-type="float">
            <text:p>7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ityScape Apartments</text:p>
          </table:table-cell>
          <table:table-cell office:value-type="string" calcext:value-type="string">
            <text:p>500-527 121st Pl, Bellevue, WA, 98005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895" calcext:value-type="float">
            <text:p>895</text:p>
          </table:table-cell>
          <table:table-cell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scape-apartments-bellevue-wa/3nk6g5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Scape Apartments</text:p>
          </table:table-cell>
          <table:table-cell office:value-type="string" calcext:value-type="string">
            <text:p>500-527 121st Pl, Bellevue, WA, 98005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905" calcext:value-type="float">
            <text:p>1905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985" calcext:value-type="float">
            <text:p>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scape-apartments-bellevue-wa/3nk6g5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5" calcext:value-type="float">
            <text:p>1905</text:p>
          </table:table-cell>
          <table:table-cell office:value-type="float" office:value="2945" calcext:value-type="float">
            <text:p>29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4" calcext:value-type="float">
            <text:p>1904</text:p>
          </table:table-cell>
          <table:table-cell office:value-type="float" office:value="5155" calcext:value-type="float">
            <text:p>5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4" calcext:value-type="float">
            <text:p>1904</text:p>
          </table:table-cell>
          <table:table-cell office:value-type="float" office:value="5155" calcext:value-type="float">
            <text:p>5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904" calcext:value-type="float">
            <text:p>1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eloton</text:p>
          </table:table-cell>
          <table:table-cell office:value-type="string" calcext:value-type="string">
            <text:p>7435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01" calcext:value-type="float">
            <text:p>1901</text:p>
          </table:table-cell>
          <table:table-cell office:value-type="float" office:value="2008" calcext:value-type="float">
            <text:p>20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eloton-redmond-wa/lry52te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eloton</text:p>
          </table:table-cell>
          <table:table-cell office:value-type="string" calcext:value-type="string">
            <text:p>7435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901" calcext:value-type="float">
            <text:p>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81" calcext:value-type="float">
            <text:p>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eloton-redmond-wa/lry52te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00" calcext:value-type="float">
            <text:p>1900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5" calcext:value-type="float">
            <text:p>1895</text:p>
          </table:table-cell>
          <table:table-cell office:value-type="float" office:value="2935" calcext:value-type="float">
            <text:p>2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5" calcext:value-type="float">
            <text:p>1895</text:p>
          </table:table-cell>
          <table:table-cell office:value-type="float" office:value="2850" calcext:value-type="float">
            <text:p>2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3" calcext:value-type="float">
            <text:p>1893</text:p>
          </table:table-cell>
          <table:table-cell office:value-type="float" office:value="2767" calcext:value-type="float">
            <text:p>27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90" calcext:value-type="float">
            <text:p>1890</text:p>
          </table:table-cell>
          <table:table-cell office:value-type="float" office:value="2825" calcext:value-type="float">
            <text:p>2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889" calcext:value-type="float">
            <text:p>1889</text:p>
          </table:table-cell>
          <table:table-cell office:value-type="float" office:value="2175" calcext:value-type="float">
            <text:p>2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889" calcext:value-type="float">
            <text:p>1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Redmond Place</text:p>
          </table:table-cell>
          <table:table-cell office:value-type="string" calcext:value-type="string">
            <text:p>8935 160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88" calcext:value-type="float">
            <text:p>1888</text:p>
          </table:table-cell>
          <table:table-cell office:value-type="float" office:value="1973" calcext:value-type="float">
            <text:p>1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redmond-place-redmond-wa/7122c6x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8" calcext:value-type="float">
            <text:p>1888</text:p>
          </table:table-cell>
          <table:table-cell office:value-type="float" office:value="2831" calcext:value-type="float">
            <text:p>28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8" calcext:value-type="float">
            <text:p>1888</text:p>
          </table:table-cell>
          <table:table-cell office:value-type="float" office:value="2758" calcext:value-type="float">
            <text:p>27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86" calcext:value-type="float">
            <text:p>18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5" calcext:value-type="float">
            <text:p>1885</text:p>
          </table:table-cell>
          <table:table-cell office:value-type="float" office:value="2035" calcext:value-type="float">
            <text:p>2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5" calcext:value-type="float">
            <text:p>1885</text:p>
          </table:table-cell>
          <table:table-cell office:value-type="float" office:value="2195" calcext:value-type="float">
            <text:p>2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85" calcext:value-type="float">
            <text:p>1885</text:p>
          </table:table-cell>
          <table:table-cell office:value-type="float" office:value="2195" calcext:value-type="float">
            <text:p>2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" calcext:value-type="float">
            <text:p>689</text:p>
          </table:table-cell>
          <table:table-cell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881" calcext:value-type="float">
            <text:p>18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881" calcext:value-type="float">
            <text:p>18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5" calcext:value-type="float">
            <text:p>1875</text:p>
          </table:table-cell>
          <table:table-cell office:value-type="float" office:value="2595" calcext:value-type="float">
            <text:p>25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75" calcext:value-type="float">
            <text:p>1875</text:p>
          </table:table-cell>
          <table:table-cell office:value-type="float" office:value="2595" calcext:value-type="float">
            <text:p>25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70" calcext:value-type="float">
            <text:p>18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4" calcext:value-type="float">
            <text:p>7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69" calcext:value-type="float">
            <text:p>18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7" calcext:value-type="float">
            <text:p>7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66" calcext:value-type="float">
            <text:p>1866</text:p>
          </table:table-cell>
          <table:table-cell office:value-type="float" office:value="2799" calcext:value-type="float">
            <text:p>27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50" calcext:value-type="float">
            <text:p>1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0" calcext:value-type="float">
            <text:p>185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0" calcext:value-type="float">
            <text:p>1850</text:p>
          </table:table-cell>
          <table:table-cell office:value-type="float" office:value="1945" calcext:value-type="float">
            <text:p>19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50" calcext:value-type="float">
            <text:p>1850</text:p>
          </table:table-cell>
          <table:table-cell office:value-type="float" office:value="1945" calcext:value-type="float">
            <text:p>19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2" calcext:value-type="float">
            <text:p>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43" calcext:value-type="float">
            <text:p>1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43" calcext:value-type="float">
            <text:p>1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8" calcext:value-type="float">
            <text:p>1838</text:p>
          </table:table-cell>
          <table:table-cell office:value-type="float" office:value="5286" calcext:value-type="float">
            <text:p>52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8" calcext:value-type="float">
            <text:p>1838</text:p>
          </table:table-cell>
          <table:table-cell office:value-type="float" office:value="5286" calcext:value-type="float">
            <text:p>52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97" calcext:value-type="float">
            <text:p>7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36" calcext:value-type="float">
            <text:p>1836</text:p>
          </table:table-cell>
          <table:table-cell office:value-type="float" office:value="2755" calcext:value-type="float">
            <text:p>27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29" calcext:value-type="float">
            <text:p>18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25" calcext:value-type="float">
            <text:p>1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5" calcext:value-type="float">
            <text:p>1825</text:p>
          </table:table-cell>
          <table:table-cell office:value-type="float" office:value="2850" calcext:value-type="float">
            <text:p>28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2" calcext:value-type="float">
            <text:p>682</text:p>
          </table:table-cell>
          <table:table-cell office:value-type="float" office:value="687" calcext:value-type="float">
            <text:p>6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5" calcext:value-type="float">
            <text:p>1825</text:p>
          </table:table-cell>
          <table:table-cell office:value-type="float" office:value="2780" calcext:value-type="float">
            <text:p>2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1" calcext:value-type="float">
            <text:p>1821</text:p>
          </table:table-cell>
          <table:table-cell office:value-type="float" office:value="2826" calcext:value-type="float">
            <text:p>28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1" calcext:value-type="float">
            <text:p>1821</text:p>
          </table:table-cell>
          <table:table-cell office:value-type="float" office:value="2731" calcext:value-type="float">
            <text:p>27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21" calcext:value-type="float">
            <text:p>1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19" calcext:value-type="float">
            <text:p>1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17" calcext:value-type="float">
            <text:p>1817</text:p>
          </table:table-cell>
          <table:table-cell office:value-type="float" office:value="1950" calcext:value-type="float">
            <text:p>19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office:value-type="float" office:value="730" calcext:value-type="float">
            <text:p>7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17" calcext:value-type="float">
            <text:p>18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11" calcext:value-type="float">
            <text:p>18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9" calcext:value-type="float">
            <text:p>1809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9" calcext:value-type="float">
            <text:p>1809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09" calcext:value-type="float">
            <text:p>18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6" calcext:value-type="float">
            <text:p>1806</text:p>
          </table:table-cell>
          <table:table-cell office:value-type="float" office:value="2702" calcext:value-type="float">
            <text:p>27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05" calcext:value-type="float">
            <text:p>18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8" calcext:value-type="float">
            <text:p>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04" calcext:value-type="float">
            <text:p>18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04" calcext:value-type="float">
            <text:p>18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03" calcext:value-type="float">
            <text:p>18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1" calcext:value-type="float">
            <text:p>1801</text:p>
          </table:table-cell>
          <table:table-cell office:value-type="float" office:value="1821" calcext:value-type="float">
            <text:p>1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801" calcext:value-type="float">
            <text:p>18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00" calcext:value-type="float">
            <text:p>1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Scape Apartments</text:p>
          </table:table-cell>
          <table:table-cell office:value-type="string" calcext:value-type="string">
            <text:p>500-527 121st Pl, Bellevue, WA, 98005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400" calcext:value-type="float">
            <text:p>400</text:p>
          </table:table-cell>
          <table:table-cell table:number-columns-repeated="2" office:value-type="float" office:value="519" calcext:value-type="float">
            <text:p>5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scape-apartments-bellevue-wa/3nk6g5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99" calcext:value-type="float">
            <text:p>17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96" calcext:value-type="float">
            <text:p>1796</text:p>
          </table:table-cell>
          <table:table-cell office:value-type="float" office:value="2799" calcext:value-type="float">
            <text:p>27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96" calcext:value-type="float">
            <text:p>1796</text:p>
          </table:table-cell>
          <table:table-cell office:value-type="float" office:value="2694" calcext:value-type="float">
            <text:p>26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96" calcext:value-type="float">
            <text:p>1796</text:p>
          </table:table-cell>
          <table:table-cell office:value-type="float" office:value="2687" calcext:value-type="float">
            <text:p>26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93" calcext:value-type="float">
            <text:p>1793</text:p>
          </table:table-cell>
          <table:table-cell office:value-type="float" office:value="2194" calcext:value-type="float">
            <text:p>21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93" calcext:value-type="float">
            <text:p>1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90" calcext:value-type="float">
            <text:p>1790</text:p>
          </table:table-cell>
          <table:table-cell office:value-type="float" office:value="2701" calcext:value-type="float">
            <text:p>27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90" calcext:value-type="float">
            <text:p>1790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90" calcext:value-type="float">
            <text:p>1790</text:p>
          </table:table-cell>
          <table:table-cell office:value-type="float" office:value="1895" calcext:value-type="float">
            <text:p>1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62" calcext:value-type="float">
            <text:p>6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89" calcext:value-type="float">
            <text:p>17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82" calcext:value-type="float">
            <text:p>17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81" calcext:value-type="float">
            <text:p>17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0" calcext:value-type="float">
            <text:p>178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0" calcext:value-type="float">
            <text:p>178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Triangle</text:p>
          </table:table-cell>
          <table:table-cell office:value-type="string" calcext:value-type="string">
            <text:p>16450 Redmond Way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79" calcext:value-type="float">
            <text:p>1779</text:p>
          </table:table-cell>
          <table:table-cell office:value-type="float" office:value="1844" calcext:value-type="float">
            <text:p>18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triangle-redmond-wa/mfhvfj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Regent at Bellevue Way</text:p>
          </table:table-cell>
          <table:table-cell office:value-type="string" calcext:value-type="string">
            <text:p>10600 NE 29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Regent at Bellevue Way</text:p>
          </table:table-cell>
          <table:table-cell office:value-type="string" calcext:value-type="string">
            <text:p>10600 NE 29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Regent at Bellevue Way</text:p>
          </table:table-cell>
          <table:table-cell office:value-type="string" calcext:value-type="string">
            <text:p>10600 NE 29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76" calcext:value-type="float">
            <text:p>1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  <table:table-cell office:value-type="float" office:value="974" calcext:value-type="float">
            <text:p>9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75" calcext:value-type="float">
            <text:p>17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70" calcext:value-type="float">
            <text:p>17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770" calcext:value-type="float">
            <text:p>1770</text:p>
          </table:table-cell>
          <table:table-cell office:value-type="float" office:value="2725" calcext:value-type="float">
            <text:p>27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eloton</text:p>
          </table:table-cell>
          <table:table-cell office:value-type="string" calcext:value-type="string">
            <text:p>7435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65" calcext:value-type="float">
            <text:p>17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eloton-redmond-wa/lry52te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61" calcext:value-type="float">
            <text:p>1761</text:p>
          </table:table-cell>
          <table:table-cell office:value-type="float" office:value="1781" calcext:value-type="float">
            <text:p>17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61" calcext:value-type="float">
            <text:p>17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63" calcext:value-type="float">
            <text:p>5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60" calcext:value-type="float">
            <text:p>17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55" calcext:value-type="float">
            <text:p>17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eloton</text:p>
          </table:table-cell>
          <table:table-cell office:value-type="string" calcext:value-type="string">
            <text:p>7435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55" calcext:value-type="float">
            <text:p>17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eloton-redmond-wa/lry52te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eloton</text:p>
          </table:table-cell>
          <table:table-cell office:value-type="string" calcext:value-type="string">
            <text:p>7435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55" calcext:value-type="float">
            <text:p>17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eloton-redmond-wa/lry52te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1785" calcext:value-type="float">
            <text:p>17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8" calcext:value-type="float">
            <text:p>5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755" calcext:value-type="float">
            <text:p>1755</text:p>
          </table:table-cell>
          <table:table-cell office:value-type="float" office:value="1785" calcext:value-type="float">
            <text:p>17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51" calcext:value-type="float">
            <text:p>17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office:value-type="float" office:value="2648" calcext:value-type="float">
            <text:p>2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51" calcext:value-type="float">
            <text:p>1751</text:p>
          </table:table-cell>
          <table:table-cell office:value-type="float" office:value="2648" calcext:value-type="float">
            <text:p>2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1" calcext:value-type="float">
            <text:p>5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Regent at Bellevue Way</text:p>
          </table:table-cell>
          <table:table-cell office:value-type="string" calcext:value-type="string">
            <text:p>10600 NE 29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Regent at Bellevue Way</text:p>
          </table:table-cell>
          <table:table-cell office:value-type="string" calcext:value-type="string">
            <text:p>10600 NE 29th St, Bellevue, WA, 98004</text:p>
          </table:table-cell>
          <table:table-cell office:value-type="string" calcext:value-type="string">
            <text:p>Bellevu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750" calcext:value-type="float">
            <text:p>17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 office:value-type="float" office:value="940" calcext:value-type="float">
            <text:p>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36" calcext:value-type="float">
            <text:p>17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35" calcext:value-type="float">
            <text:p>17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7" calcext:value-type="float">
            <text:p>5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35" calcext:value-type="float">
            <text:p>17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27" calcext:value-type="float">
            <text:p>5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33" calcext:value-type="float">
            <text:p>17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33" calcext:value-type="float">
            <text:p>17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1" calcext:value-type="float">
            <text:p>5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/>
          <table:table-cell table:number-columns-repeated="2" office:value-type="float" office:value="1730" calcext:value-type="float">
            <text:p>17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llez</text:p>
          </table:table-cell>
          <table:table-cell office:value-type="string" calcext:value-type="string">
            <text:p>8397 158TH Ave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/>
          <table:table-cell table:number-columns-repeated="2" office:value-type="float" office:value="1730" calcext:value-type="float">
            <text:p>17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llez-redmond-wa/rtb1ez3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26" calcext:value-type="float">
            <text:p>17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5" calcext:value-type="float">
            <text:p>1725</text:p>
          </table:table-cell>
          <table:table-cell office:value-type="float" office:value="2826" calcext:value-type="float">
            <text:p>28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25" calcext:value-type="float">
            <text:p>1725</text:p>
          </table:table-cell>
          <table:table-cell office:value-type="float" office:value="2627" calcext:value-type="float">
            <text:p>26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Soma Towers</text:p>
          </table:table-cell>
          <table:table-cell office:value-type="string" calcext:value-type="string">
            <text:p>288 106th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725" calcext:value-type="float">
            <text:p>1725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432" calcext:value-type="float">
            <text:p>432</text:p>
          </table:table-cell>
          <table:table-cell office:value-type="float" office:value="529" calcext:value-type="float">
            <text:p>5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soma-towers-bellevue-wa/lclz02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21" calcext:value-type="float">
            <text:p>17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720" calcext:value-type="float">
            <text:p>1720</text:p>
          </table:table-cell>
          <table:table-cell office:value-type="float" office:value="1795" calcext:value-type="float">
            <text:p>1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8" calcext:value-type="float">
            <text:p>438</text:p>
          </table:table-cell>
          <table:table-cell office:value-type="float" office:value="521" calcext:value-type="float">
            <text:p>5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0" calcext:value-type="float">
            <text:p>17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1" calcext:value-type="float">
            <text:p>5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20" calcext:value-type="float">
            <text:p>17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8" calcext:value-type="float">
            <text:p>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17" calcext:value-type="float">
            <text:p>17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eloton</text:p>
          </table:table-cell>
          <table:table-cell office:value-type="string" calcext:value-type="string">
            <text:p>7435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5" calcext:value-type="float">
            <text:p>1715</text:p>
          </table:table-cell>
          <table:table-cell office:value-type="float" office:value="1765" calcext:value-type="float">
            <text:p>17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eloton-redmond-wa/lry52te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09" calcext:value-type="float">
            <text:p>5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2" calcext:value-type="float">
            <text:p>1712</text:p>
          </table:table-cell>
          <table:table-cell office:value-type="float" office:value="1827" calcext:value-type="float">
            <text:p>18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12" calcext:value-type="float">
            <text:p>17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7" calcext:value-type="float">
            <text:p>5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10" calcext:value-type="float">
            <text:p>17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10" calcext:value-type="float">
            <text:p>1710</text:p>
          </table:table-cell>
          <table:table-cell office:value-type="float" office:value="1782" calcext:value-type="float">
            <text:p>17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10" calcext:value-type="float">
            <text:p>17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710" calcext:value-type="float">
            <text:p>1710</text:p>
          </table:table-cell>
          <table:table-cell office:value-type="float" office:value="1725" calcext:value-type="float">
            <text:p>17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07" calcext:value-type="float">
            <text:p>17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carra</text:p>
          </table:table-cell>
          <table:table-cell office:value-type="string" calcext:value-type="string">
            <text:p>10688 NE 10th St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07" calcext:value-type="float">
            <text:p>17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2" calcext:value-type="float">
            <text:p>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carra-bellevue-wa/g5mwwrw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5" calcext:value-type="float">
            <text:p>1705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705" calcext:value-type="float">
            <text:p>17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05" calcext:value-type="float">
            <text:p>17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05" calcext:value-type="float">
            <text:p>17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8" calcext:value-type="float">
            <text:p>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2640" calcext:value-type="float">
            <text:p>2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Liv Apartments</text:p>
          </table:table-cell>
          <table:table-cell office:value-type="string" calcext:value-type="string">
            <text:p>2170 Bel-Red Rd, Bellevue, WA, 98052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00" calcext:value-type="float">
            <text:p>1700</text:p>
          </table:table-cell>
          <table:table-cell office:value-type="float" office:value="2640" calcext:value-type="float">
            <text:p>2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liv-apartments-bellevue-wa/sd956h6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5" calcext:value-type="float">
            <text:p>1695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5" calcext:value-type="float">
            <text:p>1695</text:p>
          </table:table-cell>
          <table:table-cell office:value-type="float" office:value="1790" calcext:value-type="float">
            <text:p>17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9" calcext:value-type="float">
            <text:p>5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90" calcext:value-type="float">
            <text:p>16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85" calcext:value-type="float">
            <text:p>1685</text:p>
          </table:table-cell>
          <table:table-cell office:value-type="float" office:value="1815" calcext:value-type="float">
            <text:p>18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70" calcext:value-type="float">
            <text:p>7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685" calcext:value-type="float">
            <text:p>1685</text:p>
          </table:table-cell>
          <table:table-cell office:value-type="float" office:value="1730" calcext:value-type="float">
            <text:p>17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82" calcext:value-type="float">
            <text:p>1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82" calcext:value-type="float">
            <text:p>1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9" calcext:value-type="float">
            <text:p>6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77" calcext:value-type="float">
            <text:p>1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75" calcext:value-type="float">
            <text:p>16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office:value-type="float" office:value="2945" calcext:value-type="float">
            <text:p>29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1" calcext:value-type="float">
            <text:p>691</text:p>
          </table:table-cell>
          <table:table-cell office:value-type="float" office:value="732" calcext:value-type="float">
            <text:p>7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office:value-type="float" office:value="2710" calcext:value-type="float">
            <text:p>27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67" calcext:value-type="float">
            <text:p>1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660" calcext:value-type="float">
            <text:p>1660</text:p>
          </table:table-cell>
          <table:table-cell office:value-type="float" office:value="2725" calcext:value-type="float">
            <text:p>27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Carter</text:p>
          </table:table-cell>
          <table:table-cell office:value-type="string" calcext:value-type="string">
            <text:p>7508 159th Pl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660" calcext:value-type="float">
            <text:p>1660</text:p>
          </table:table-cell>
          <table:table-cell office:value-type="float" office:value="2495" calcext:value-type="float">
            <text:p>24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carter-redmond-wa/etwnqtp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Regent at Bellevue Way</text:p>
          </table:table-cell>
          <table:table-cell office:value-type="string" calcext:value-type="string">
            <text:p>10600 NE 29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59" calcext:value-type="float">
            <text:p>16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57" calcext:value-type="float">
            <text:p>1657</text:p>
          </table:table-cell>
          <table:table-cell office:value-type="float" office:value="1737" calcext:value-type="float">
            <text:p>17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57" calcext:value-type="float">
            <text:p>16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6" calcext:value-type="float">
            <text:p>6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47" calcext:value-type="float">
            <text:p>1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7" calcext:value-type="float">
            <text:p>1647</text:p>
          </table:table-cell>
          <table:table-cell office:value-type="float" office:value="4476" calcext:value-type="float">
            <text:p>4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office:value-type="float" office:value="617" calcext:value-type="float">
            <text:p>6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ilehouse</text:p>
          </table:table-cell>
          <table:table-cell office:value-type="string" calcext:value-type="string">
            <text:p>8300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7" calcext:value-type="float">
            <text:p>1647</text:p>
          </table:table-cell>
          <table:table-cell office:value-type="float" office:value="4476" calcext:value-type="float">
            <text:p>44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ilehouse-redmond-wa/r627w1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45" calcext:value-type="float">
            <text:p>1645</text:p>
          </table:table-cell>
          <table:table-cell office:value-type="float" office:value="1725" calcext:value-type="float">
            <text:p>17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45" calcext:value-type="float">
            <text:p>1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94" calcext:value-type="float">
            <text:p>6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37" calcext:value-type="float">
            <text:p>1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34" calcext:value-type="float">
            <text:p>16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632" calcext:value-type="float">
            <text:p>1632</text:p>
          </table:table-cell>
          <table:table-cell office:value-type="float" office:value="1667" calcext:value-type="float">
            <text:p>16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32" calcext:value-type="float">
            <text:p>16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29" calcext:value-type="float">
            <text:p>16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626" calcext:value-type="float">
            <text:p>1626</text:p>
          </table:table-cell>
          <table:table-cell office:value-type="float" office:value="1701" calcext:value-type="float">
            <text:p>17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office:value-type="float" office:value="602" calcext:value-type="float">
            <text:p>6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26" calcext:value-type="float">
            <text:p>16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72" calcext:value-type="float">
            <text:p>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25" calcext:value-type="float">
            <text:p>1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16" calcext:value-type="float">
            <text:p>7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24" calcext:value-type="float">
            <text:p>16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Regent at Bellevue Way</text:p>
          </table:table-cell>
          <table:table-cell office:value-type="string" calcext:value-type="string">
            <text:p>10600 NE 29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24" calcext:value-type="float">
            <text:p>16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1" calcext:value-type="float">
            <text:p>1621</text:p>
          </table:table-cell>
          <table:table-cell office:value-type="float" office:value="1757" calcext:value-type="float">
            <text:p>17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City Square Bellevue</text:p>
          </table:table-cell>
          <table:table-cell office:value-type="string" calcext:value-type="string">
            <text:p>938 110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21" calcext:value-type="float">
            <text:p>16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82" calcext:value-type="float">
            <text:p>6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city-square-bellevue-bellevue-wa/lfvq7nf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 Esterra Park</text:p>
          </table:table-cell>
          <table:table-cell office:value-type="string" calcext:value-type="string">
            <text:p>15301 NE Turing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620" calcext:value-type="float">
            <text:p>1620</text:p>
          </table:table-cell>
          <table:table-cell office:value-type="float" office:value="1705" calcext:value-type="float">
            <text:p>17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" calcext:value-type="float">
            <text:p>490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-esterra-park-redmond-wa/9w8rqp5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5" calcext:value-type="float">
            <text:p>16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2" calcext:value-type="float">
            <text:p>16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12" calcext:value-type="float">
            <text:p>16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25" calcext:value-type="float">
            <text:p>5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9" calcext:value-type="float">
            <text:p>1609</text:p>
          </table:table-cell>
          <table:table-cell office:value-type="float" office:value="1823" calcext:value-type="float">
            <text:p>18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09" calcext:value-type="float">
            <text:p>16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Piedmont</text:p>
          </table:table-cell>
          <table:table-cell office:value-type="string" calcext:value-type="string">
            <text:p>15309 NE 13th Pl, Bellevue, WA, 98007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609" calcext:value-type="float">
            <text:p>16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piedmont-bellevue-wa/8c6pwz2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08" calcext:value-type="float">
            <text:p>16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08" calcext:value-type="float">
            <text:p>16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Esterra Park</text:p>
          </table:table-cell>
          <table:table-cell office:value-type="string" calcext:value-type="string">
            <text:p>2690 152nd Ave NE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esterra-park-redmond-wa/jn9wv14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Avalon Redmond Place</text:p>
          </table:table-cell>
          <table:table-cell office:value-type="string" calcext:value-type="string">
            <text:p>8935 160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00" calcext:value-type="float">
            <text:p>1600</text:p>
          </table:table-cell>
          <table:table-cell office:value-type="float" office:value="1640" calcext:value-type="float">
            <text:p>16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50" calcext:value-type="float">
            <text:p>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avalon-redmond-place-redmond-wa/7122c6x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598" calcext:value-type="float">
            <text:p>1598</text:p>
          </table:table-cell>
          <table:table-cell office:value-type="float" office:value="1608" calcext:value-type="float">
            <text:p>16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98" calcext:value-type="float">
            <text:p>15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39" calcext:value-type="float">
            <text:p>5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580" calcext:value-type="float">
            <text:p>1580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580" calcext:value-type="float">
            <text:p>1580</text:p>
          </table:table-cell>
          <table:table-cell office:value-type="float" office:value="2300" calcext:value-type="float">
            <text:p>2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4" calcext:value-type="float">
            <text:p>524</text:p>
          </table:table-cell>
          <table:table-cell office:value-type="float" office:value="596" calcext:value-type="float">
            <text:p>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8" calcext:value-type="float">
            <text:p>1578</text:p>
          </table:table-cell>
          <table:table-cell office:value-type="float" office:value="1683" calcext:value-type="float">
            <text:p>16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Luke</text:p>
          </table:table-cell>
          <table:table-cell office:value-type="string" calcext:value-type="string">
            <text:p>8280 164th Ave NE, Redmond, WA, 98052</text:p>
          </table:table-cell>
          <table:table-cell office:value-type="string" calcext:value-type="string">
            <text:p>Redmo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8" calcext:value-type="float">
            <text:p>1578</text:p>
          </table:table-cell>
          <table:table-cell office:value-type="float" office:value="1683" calcext:value-type="float">
            <text:p>16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28" calcext:value-type="float">
            <text:p>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luke-redmond-wa/lbzx79d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Regent at Bellevue Way</text:p>
          </table:table-cell>
          <table:table-cell office:value-type="string" calcext:value-type="string">
            <text:p>10600 NE 29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2" calcext:value-type="float">
            <text:p>1572</text:p>
          </table:table-cell>
          <table:table-cell office:value-type="float" office:value="1659" calcext:value-type="float">
            <text:p>16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The Regent at Bellevue Way</text:p>
          </table:table-cell>
          <table:table-cell office:value-type="string" calcext:value-type="string">
            <text:p>10600 NE 29th St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572" calcext:value-type="float">
            <text:p>15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the-regent-at-bellevue-way-bellevue-wa/m82887l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  <table:table-cell office:value-type="float" office:value="2590" calcext:value-type="float">
            <text:p>2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70" calcext:value-type="float">
            <text:p>1570</text:p>
          </table:table-cell>
          <table:table-cell office:value-type="float" office:value="2590" calcext:value-type="float">
            <text:p>2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8" calcext:value-type="float">
            <text:p>638</text:p>
          </table:table-cell>
          <table:table-cell office:value-type="float" office:value="802" calcext:value-type="float">
            <text:p>8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avello</text:p>
          </table:table-cell>
          <table:table-cell office:value-type="string" calcext:value-type="string">
            <text:p>16180 NE 80th St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565" calcext:value-type="float">
            <text:p>1565</text:p>
          </table:table-cell>
          <table:table-cell office:value-type="float" office:value="1755" calcext:value-type="float">
            <text:p>17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avello-redmond-wa/4s83f0h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Hyde Square Apartments</text:p>
          </table:table-cell>
          <table:table-cell office:value-type="string" calcext:value-type="string">
            <text:p>15400 NE 20th St, Bellevue, WA, 98007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549" calcext:value-type="float">
            <text:p>1549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hyde-square-apartments-bellevue-wa/sw3xhd7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32" calcext:value-type="float">
            <text:p>15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BellCentre</text:p>
          </table:table-cell>
          <table:table-cell office:value-type="string" calcext:value-type="string">
            <text:p>108 Avenue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32" calcext:value-type="float">
            <text:p>15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bellcentre-bellevue-wa/nzlndgq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0" calcext:value-type="float">
            <text:p>153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841" calcext:value-type="float">
            <text:p>841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30" calcext:value-type="float">
            <text:p>1530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841" calcext:value-type="float">
            <text:p>841</text:p>
          </table:table-cell>
          <table:table-cell office:value-type="float" office:value="1054" calcext:value-type="float">
            <text:p>10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30" calcext:value-type="float">
            <text:p>1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520" calcext:value-type="float">
            <text:p>1520</text:p>
          </table:table-cell>
          <table:table-cell office:value-type="float" office:value="1605" calcext:value-type="float">
            <text:p>16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1" calcext:value-type="float">
            <text:p>591</text:p>
          </table:table-cell>
          <table:table-cell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Riverpark</text:p>
          </table:table-cell>
          <table:table-cell office:value-type="string" calcext:value-type="string">
            <text:p>15803 Bear Creek Pky, Redmond, WA, 98052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20" calcext:value-type="float">
            <text:p>15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1" calcext:value-type="float">
            <text:p>6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riverpark-redmond-wa/45xnjfj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475" calcext:value-type="float">
            <text:p>1475</text:p>
          </table:table-cell>
          <table:table-cell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  <table:table-row table:style-name="ro1" table:visibility="filter">
          <table:table-cell office:value-type="string" calcext:value-type="string">
            <text:p>Metro 112 Apartments</text:p>
          </table:table-cell>
          <table:table-cell office:value-type="string" calcext:value-type="string">
            <text:p>317 112th Ave NE, Bellevue, WA, 98004</text:p>
          </table:table-cell>
          <table:table-cell office:value-type="string" calcext:value-type="string">
            <text:p>Bellevue</text:p>
          </table:table-cell>
          <table:table-cell office:value-type="string" calcext:value-type="string">
            <text:p>Studio</text:p>
          </table:table-cell>
          <table:table-cell office:value-type="float" office:value="1" calcext:value-type="float">
            <text:p>1</text:p>
          </table:table-cell>
          <table:table-cell office:value-type="float" office:value="1475" calcext:value-type="float">
            <text:p>1475</text:p>
          </table:table-cell>
          <table:table-cell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apartments.com/metro-112-apartments-bellevue-wa/gdyhlby/</text:p>
          </table:table-cell>
          <table:table-cell table:number-columns-repeated="1011"/>
        </table:table-row>
      </table:table>
      <table:named-expressions/>
      <table:database-ranges>
        <table:database-range table:name="__Anonymous_Sheet_DB__0" table:target-range-address="apartmentsdotcom.A1:apartmentsdotcom.M1091" table:display-filter-buttons="true">
          <table:filter>
            <table:filter-and>
              <table:filter-condition table:field-number="3" table:value="2" table:operator="="/>
              <table:filter-condition table:field-number="6" table:value="10946" table:operator="=">
                <table:filter-set-item table:value="10946"/>
                <table:filter-set-item table:value="1881"/>
                <table:filter-set-item table:value="1889"/>
                <table:filter-set-item table:value="1895"/>
                <table:filter-set-item table:value="1901"/>
                <table:filter-set-item table:value="1904"/>
                <table:filter-set-item table:value="1907"/>
                <table:filter-set-item table:value="1921"/>
                <table:filter-set-item table:value="1922"/>
                <table:filter-set-item table:value="1932"/>
                <table:filter-set-item table:value="1941"/>
                <table:filter-set-item table:value="1950"/>
                <table:filter-set-item table:value="1961"/>
                <table:filter-set-item table:value="1964"/>
                <table:filter-set-item table:value="1973"/>
                <table:filter-set-item table:value="1974"/>
                <table:filter-set-item table:value="1991"/>
                <table:filter-set-item table:value="1997"/>
                <table:filter-set-item table:value="2008"/>
                <table:filter-set-item table:value="2009"/>
                <table:filter-set-item table:value="2032"/>
                <table:filter-set-item table:value="2069"/>
                <table:filter-set-item table:value="2104"/>
                <table:filter-set-item table:value="2110"/>
                <table:filter-set-item table:value="2160"/>
                <table:filter-set-item table:value="2175"/>
                <table:filter-set-item table:value="2190"/>
                <table:filter-set-item table:value="2207"/>
                <table:filter-set-item table:value="2222"/>
                <table:filter-set-item table:value="2255"/>
                <table:filter-set-item table:value="2265"/>
                <table:filter-set-item table:value="2270"/>
                <table:filter-set-item table:value="2279"/>
                <table:filter-set-item table:value="2285"/>
                <table:filter-set-item table:value="2297"/>
                <table:filter-set-item table:value="2325"/>
                <table:filter-set-item table:value="2351"/>
                <table:filter-set-item table:value="2371"/>
                <table:filter-set-item table:value="2384"/>
                <table:filter-set-item table:value="2395"/>
                <table:filter-set-item table:value="2401"/>
                <table:filter-set-item table:value="2470"/>
                <table:filter-set-item table:value="2475"/>
                <table:filter-set-item table:value="2481"/>
                <table:filter-set-item table:value="2510"/>
                <table:filter-set-item table:value="2511"/>
                <table:filter-set-item table:value="2520"/>
                <table:filter-set-item table:value="2525"/>
                <table:filter-set-item table:value="2530"/>
                <table:filter-set-item table:value="2575"/>
                <table:filter-set-item table:value="2589"/>
                <table:filter-set-item table:value="2600"/>
                <table:filter-set-item table:value="2645"/>
                <table:filter-set-item table:value="2650"/>
                <table:filter-set-item table:value="2655"/>
                <table:filter-set-item table:value="2680"/>
                <table:filter-set-item table:value="2685"/>
                <table:filter-set-item table:value="2695"/>
                <table:filter-set-item table:value="2697"/>
                <table:filter-set-item table:value="2698"/>
                <table:filter-set-item table:value="2707"/>
                <table:filter-set-item table:value="2710"/>
                <table:filter-set-item table:value="2717"/>
                <table:filter-set-item table:value="2720"/>
                <table:filter-set-item table:value="2722"/>
                <table:filter-set-item table:value="2725"/>
                <table:filter-set-item table:value="2727"/>
                <table:filter-set-item table:value="2730"/>
                <table:filter-set-item table:value="2732"/>
                <table:filter-set-item table:value="2742"/>
                <table:filter-set-item table:value="2750"/>
                <table:filter-set-item table:value="2752"/>
                <table:filter-set-item table:value="2755"/>
                <table:filter-set-item table:value="2760"/>
                <table:filter-set-item table:value="2775"/>
                <table:filter-set-item table:value="2777"/>
                <table:filter-set-item table:value="2787"/>
                <table:filter-set-item table:value="2789"/>
                <table:filter-set-item table:value="2795"/>
                <table:filter-set-item table:value="2798"/>
                <table:filter-set-item table:value="2800"/>
                <table:filter-set-item table:value="2803"/>
                <table:filter-set-item table:value="2810"/>
                <table:filter-set-item table:value="2813"/>
                <table:filter-set-item table:value="2815"/>
                <table:filter-set-item table:value="2821"/>
                <table:filter-set-item table:value="2825"/>
                <table:filter-set-item table:value="2831"/>
                <table:filter-set-item table:value="2833"/>
                <table:filter-set-item table:value="2837"/>
                <table:filter-set-item table:value="2839"/>
                <table:filter-set-item table:value="2841"/>
                <table:filter-set-item table:value="2843"/>
                <table:filter-set-item table:value="2853"/>
                <table:filter-set-item table:value="2855"/>
                <table:filter-set-item table:value="2860"/>
                <table:filter-set-item table:value="2865"/>
                <table:filter-set-item table:value="2866"/>
                <table:filter-set-item table:value="2871"/>
                <table:filter-set-item table:value="2894"/>
                <table:filter-set-item table:value="2901"/>
                <table:filter-set-item table:value="2903"/>
                <table:filter-set-item table:value="2906"/>
                <table:filter-set-item table:value="2908"/>
                <table:filter-set-item table:value="2910"/>
                <table:filter-set-item table:value="2919"/>
                <table:filter-set-item table:value="2920"/>
                <table:filter-set-item table:value="2926"/>
                <table:filter-set-item table:value="2936"/>
                <table:filter-set-item table:value="2943"/>
                <table:filter-set-item table:value="2948"/>
                <table:filter-set-item table:value="2950"/>
                <table:filter-set-item table:value="2955"/>
                <table:filter-set-item table:value="2958"/>
                <table:filter-set-item table:value="2962"/>
                <table:filter-set-item table:value="2963"/>
                <table:filter-set-item table:value="2965"/>
                <table:filter-set-item table:value="2966"/>
                <table:filter-set-item table:value="2973"/>
                <table:filter-set-item table:value="2986"/>
                <table:filter-set-item table:value="2987"/>
                <table:filter-set-item table:value="2992"/>
                <table:filter-set-item table:value="3014"/>
                <table:filter-set-item table:value="3015"/>
                <table:filter-set-item table:value="3026"/>
                <table:filter-set-item table:value="3073"/>
                <table:filter-set-item table:value="3080"/>
                <table:filter-set-item table:value="3085"/>
                <table:filter-set-item table:value="3092"/>
                <table:filter-set-item table:value="3094"/>
                <table:filter-set-item table:value="3125"/>
                <table:filter-set-item table:value="3168"/>
                <table:filter-set-item table:value="3178"/>
                <table:filter-set-item table:value="3185"/>
                <table:filter-set-item table:value="3195"/>
                <table:filter-set-item table:value="3208"/>
                <table:filter-set-item table:value="3295"/>
                <table:filter-set-item table:value="3395"/>
                <table:filter-set-item table:value="3405"/>
                <table:filter-set-item table:value="3415"/>
                <table:filter-set-item table:value="3416"/>
                <table:filter-set-item table:value="3420"/>
                <table:filter-set-item table:value="3494"/>
                <table:filter-set-item table:value="3673"/>
                <table:filter-set-item table:value="3725"/>
                <table:filter-set-item table:value="3744"/>
                <table:filter-set-item table:value="3781"/>
                <table:filter-set-item table:value="3789"/>
                <table:filter-set-item table:value="3810"/>
                <table:filter-set-item table:value="3819"/>
                <table:filter-set-item table:value="3875"/>
                <table:filter-set-item table:value="3916"/>
                <table:filter-set-item table:value="3925"/>
                <table:filter-set-item table:value="3936"/>
                <table:filter-set-item table:value="3956"/>
                <table:filter-set-item table:value="3966"/>
                <table:filter-set-item table:value="3976"/>
                <table:filter-set-item table:value="4026"/>
                <table:filter-set-item table:value="4050"/>
                <table:filter-set-item table:value="4119"/>
                <table:filter-set-item table:value="4155"/>
                <table:filter-set-item table:value="4200"/>
                <table:filter-set-item table:value="4225"/>
                <table:filter-set-item table:value="4320"/>
                <table:filter-set-item table:value="4325"/>
                <table:filter-set-item table:value="4560"/>
                <table:filter-set-item table:value="5188"/>
                <table:filter-set-item table:value="5372"/>
                <table:filter-set-item table:value="5551"/>
                <table:filter-set-item table:value="6651"/>
                <table:filter-set-item table:value="6827"/>
                <table:filter-set-item table:value="6852"/>
                <table:filter-set-item table:value="6925"/>
                <table:filter-set-item table:value="7175"/>
                <table:filter-set-item table:value="8805"/>
              </table:filter-condition>
              <table:filter-condition table:field-number="2" table:value="Bellevue" table:operator="="/>
            </table:filter-and>
          </table:filter>
          <table:sort>
            <table:sort-by table:field-number="5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5T01:00:49.704880245</dc:date>
    <meta:editing-duration>PT1H15M53S</meta:editing-duration>
    <meta:editing-cycles>1</meta:editing-cycles>
    <meta:document-statistic meta:table-count="1" meta:cell-count="14179" meta:object-count="0"/>
    <meta:generator>LibreOffice/6.0.6.2$Linux_X86_64 LibreOffice_project/00m0$Build-2</meta:generator>
  </office:meta>
</office:document-meta>
</file>